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/>
    <style:style style:name="T25_3" style:family="text">
      <style:text-properties fo:color="#1155cc" style:text-underline-style="solid" style:text-underline-color="font-color"/>
    </style:style>
    <style:style style:name="T25_4" style:family="text"/>
    <style:style style:name="T25_5" style:family="text">
      <style:text-properties fo:color="#1155cc" style:text-underline-style="solid" style:text-underline-color="font-color"/>
    </style:style>
    <style:style style:name="T25_6" style:family="text"/>
    <style:style style:name="T25_7" style:family="text">
      <style:text-properties fo:color="#1155cc" style:text-underline-style="solid" style:text-underline-color="font-color"/>
    </style:style>
    <style:style style:name="T25_8" style:family="text"/>
    <style:style style:name="T25_9" style:family="text">
      <style:text-properties fo:color="#1155cc" style:text-underline-style="solid" style:text-underline-color="font-color"/>
    </style:style>
    <style:style style:name="T25_10" style:family="text"/>
    <style:style style:name="T25_11" style:family="text">
      <style:text-properties fo:color="#1155cc" style:text-underline-style="solid" style:text-underline-color="font-color"/>
    </style:style>
    <style:style style:name="T25_12" style:family="text"/>
    <style:style style:name="T25_13" style:family="text">
      <style:text-properties fo:color="#1155cc" style:text-underline-style="solid" style:text-underline-color="font-color"/>
    </style:style>
    <style:style style:name="T25_14" style:family="text"/>
    <style:style style:name="T25_15" style:family="text">
      <style:text-properties fo:color="#1155cc" style:text-underline-style="solid" style:text-underline-color="font-color"/>
    </style:style>
    <style:style style:name="T25_16" style:family="text"/>
    <style:style style:name="T25_17" style:family="text">
      <style:text-properties fo:color="#1155cc" style:text-underline-style="solid" style:text-underline-color="font-color"/>
    </style:style>
    <style:style style:name="T25_18" style:family="text"/>
    <style:style style:name="T25_19" style:family="text">
      <style:text-properties fo:color="#1155cc" style:text-underline-style="solid" style:text-underline-color="font-color"/>
    </style:style>
    <style:style style:name="T25_20" style:family="text"/>
    <style:style style:name="T25_21" style:family="text">
      <style:text-properties fo:color="#1155cc" style:text-underline-style="solid" style:text-underline-color="font-color"/>
    </style:style>
    <style:style style:name="T25_22" style:family="text"/>
    <style:style style:name="T25_23" style:family="text">
      <style:text-properties fo:color="#1155cc" style:text-underline-style="solid" style:text-underline-color="font-color"/>
    </style:style>
    <style:style style:name="T25_24" style:family="text"/>
    <style:style style:name="T25_25" style:family="text">
      <style:text-properties fo:color="#1155cc" style:text-underline-style="solid" style:text-underline-color="font-color"/>
    </style:style>
    <style:style style:name="T25_26" style:family="text"/>
    <style:style style:name="T25_27" style:family="text">
      <style:text-properties fo:color="#1155cc" style:text-underline-style="solid" style:text-underline-color="font-color"/>
    </style:style>
    <style:style style:name="T25_28" style:family="text"/>
    <style:style style:name="T25_29" style:family="text">
      <style:text-properties fo:color="#1155cc" style:text-underline-style="solid" style:text-underline-color="font-color"/>
    </style:style>
    <style:style style:name="T25_30" style:family="text"/>
    <style:style style:name="T25_31" style:family="text"/>
    <style:style style:name="T25_32" style:family="text">
      <style:text-properties fo:color="#1155cc" style:text-underline-style="solid" style:text-underline-color="font-color"/>
    </style:style>
    <style:style style:name="T25_33" style:family="text"/>
    <style:style style:name="T25_34" style:family="text">
      <style:text-properties fo:color="#1155cc" style:text-underline-style="solid" style:text-underline-color="font-color"/>
    </style:style>
    <style:style style:name="T25_35" style:family="text"/>
    <style:style style:name="T25_36" style:family="text">
      <style:text-properties fo:color="#1155cc" style:text-underline-style="solid" style:text-underline-color="font-color"/>
    </style:style>
    <style:style style:name="T25_37" style:family="text"/>
    <style:style style:name="T25_38" style:family="text">
      <style:text-properties fo:color="#1155cc" style:text-underline-style="solid" style:text-underline-color="font-color"/>
    </style:style>
    <style:style style:name="T25_39" style:family="text"/>
    <style:style style:name="T25_40" style:family="text">
      <style:text-properties fo:color="#1155cc" style:text-underline-style="solid" style:text-underline-color="font-color"/>
    </style:style>
    <style:style style:name="T25_41" style:family="text"/>
    <style:style style:name="T25_42" style:family="text">
      <style:text-properties fo:color="#1155cc" style:text-underline-style="solid" style:text-underline-color="font-color"/>
    </style:style>
    <style:style style:name="T25_43" style:family="text"/>
    <style:style style:name="T25_44" style:family="text">
      <style:text-properties fo:color="#1155cc" style:text-underline-style="solid" style:text-underline-color="font-color"/>
    </style:style>
    <style:style style:name="T25_45" style:family="text"/>
    <style:style style:name="T25_46" style:family="text">
      <style:text-properties fo:color="#1155cc" style:text-underline-style="solid" style:text-underline-color="font-color"/>
    </style:style>
    <style:style style:name="T25_47" style:family="text"/>
    <style:style style:name="T25_48" style:family="text">
      <style:text-properties fo:color="#1155cc" style:text-underline-style="solid" style:text-underline-color="font-color"/>
    </style:style>
    <style:style style:name="T25_49" style:family="text"/>
    <style:style style:name="T25_50" style:family="text">
      <style:text-properties fo:color="#1155cc" style:text-underline-style="solid" style:text-underline-color="font-color"/>
    </style:style>
    <style:style style:name="T25_51" style:family="text"/>
    <style:style style:name="T25_52" style:family="text">
      <style:text-properties fo:color="#1155cc" style:text-underline-style="solid" style:text-underline-color="font-color"/>
    </style:style>
    <style:style style:name="T25_53" style:family="text"/>
    <style:style style:name="T25_54" style:family="text">
      <style:text-properties fo:color="#1155cc" style:text-underline-style="solid" style:text-underline-color="font-color"/>
    </style:style>
    <style:style style:name="T25_55" style:family="text"/>
    <style:style style:name="T25_56" style:family="text">
      <style:text-properties fo:color="#1155cc" style:text-underline-style="solid" style:text-underline-color="font-color"/>
    </style:style>
    <style:style style:name="T25_57" style:family="text"/>
    <style:style style:name="T25_58" style:family="text">
      <style:text-properties fo:color="#1155cc" style:text-underline-style="solid" style:text-underline-color="font-color"/>
    </style:style>
    <style:style style:name="T25_59" style:family="text"/>
    <style:style style:name="T25_60" style:family="text">
      <style:text-properties fo:color="#1155cc" style:text-underline-style="solid" style:text-underline-color="font-color"/>
    </style:style>
    <style:style style:name="T25_61" style:family="text"/>
    <style:style style:name="T25_62" style:family="text">
      <style:text-properties fo:color="#1155cc" style:text-underline-style="solid" style:text-underline-color="font-color"/>
    </style:style>
    <style:style style:name="T25_63" style:family="text"/>
    <style:style style:name="T25_64" style:family="text">
      <style:text-properties fo:color="#1155cc" style:text-underline-style="solid" style:text-underline-color="font-color"/>
    </style:style>
    <style:style style:name="T25_65" style:family="text"/>
    <style:style style:name="T25_66" style:family="text">
      <style:text-properties fo:color="#1155cc" style:text-underline-style="solid" style:text-underline-color="font-color"/>
    </style:style>
    <style:style style:name="T25_67" style:family="text"/>
    <style:style style:name="T25_68" style:family="text">
      <style:text-properties fo:color="#1155cc" style:text-underline-style="solid" style:text-underline-color="font-color"/>
    </style:style>
    <style:style style:name="T25_69" style:family="text"/>
    <style:style style:name="T25_70" style:family="text">
      <style:text-properties fo:color="#1155cc" style:text-underline-style="solid" style:text-underline-color="font-color"/>
    </style:style>
    <style:style style:name="T25_71" style:family="text"/>
    <style:style style:name="T25_72" style:family="text">
      <style:text-properties fo:color="#1155cc" style:text-underline-style="solid" style:text-underline-color="font-color"/>
    </style:style>
    <style:style style:name="T25_73" style:family="text"/>
    <style:style style:name="T25_74" style:family="text">
      <style:text-properties fo:color="#1155cc" style:text-underline-style="solid" style:text-underline-color="font-color"/>
    </style:style>
    <style:style style:name="T25_75" style:family="text"/>
    <style:style style:name="T25_76" style:family="text">
      <style:text-properties fo:color="#1155cc" style:text-underline-style="solid" style:text-underline-color="font-color"/>
    </style:style>
    <style:style style:name="T25_77" style:family="text"/>
    <style:style style:name="T25_78" style:family="text">
      <style:text-properties fo:color="#1155cc" style:text-underline-style="solid" style:text-underline-color="font-color"/>
    </style:style>
    <style:style style:name="T25_79" style:family="text"/>
    <style:style style:name="T25_80" style:family="text">
      <style:text-properties fo:color="#1155cc" style:text-underline-style="solid" style:text-underline-color="font-color"/>
    </style:style>
    <style:style style:name="T25_81" style:family="text"/>
    <style:style style:name="T25_82" style:family="text">
      <style:text-properties fo:color="#1155cc" style:text-underline-style="solid" style:text-underline-color="font-color"/>
    </style:style>
    <style:style style:name="T25_83" style:family="text"/>
    <style:style style:name="T25_84" style:family="text">
      <style:text-properties fo:color="#1155cc" style:text-underline-style="solid" style:text-underline-color="font-color"/>
    </style:style>
    <style:style style:name="T25_85" style:family="text"/>
    <style:style style:name="T25_86" style:family="text">
      <style:text-properties fo:color="#1155cc" style:text-underline-style="solid" style:text-underline-color="font-color"/>
    </style:style>
    <style:style style:name="T25_87" style:family="text"/>
    <style:style style:name="T25_88" style:family="text">
      <style:text-properties fo:color="#1155cc" style:text-underline-style="solid" style:text-underline-color="font-color"/>
    </style:style>
    <style:style style:name="T25_89" style:family="text"/>
    <style:style style:name="T25_90" style:family="text">
      <style:text-properties fo:color="#1155cc" style:text-underline-style="solid" style:text-underline-color="font-color"/>
    </style:style>
    <style:style style:name="T25_91" style:family="text"/>
    <style:style style:name="T25_92" style:family="text">
      <style:text-properties fo:color="#1155cc" style:text-underline-style="solid" style:text-underline-color="font-color"/>
    </style:style>
    <style:style style:name="T25_93" style:family="text"/>
    <style:style style:name="T25_94" style:family="text">
      <style:text-properties fo:color="#1155cc" style:text-underline-style="solid" style:text-underline-color="font-color"/>
    </style:style>
    <style:style style:name="T25_95" style:family="text"/>
    <style:style style:name="T25_96" style:family="text">
      <style:text-properties fo:color="#1155cc" style:text-underline-style="solid" style:text-underline-color="font-color"/>
    </style:style>
    <style:style style:name="T25_97" style:family="text"/>
    <style:style style:name="T25_98" style:family="text">
      <style:text-properties fo:color="#1155cc" style:text-underline-style="solid" style:text-underline-color="font-color"/>
    </style:style>
    <style:style style:name="T25_99" style:family="text"/>
    <style:style style:name="T25_100" style:family="text">
      <style:text-properties fo:color="#1155cc" style:text-underline-style="solid" style:text-underline-color="font-color"/>
    </style:style>
    <style:style style:name="T25_101" style:family="text"/>
    <style:style style:name="T25_102" style:family="text">
      <style:text-properties fo:color="#1155cc" style:text-underline-style="solid" style:text-underline-color="font-color"/>
    </style:style>
    <style:style style:name="T25_103" style:family="text"/>
    <style:style style:name="T25_104" style:family="text">
      <style:text-properties fo:color="#1155cc" style:text-underline-style="solid" style:text-underline-color="font-color"/>
    </style:style>
    <style:style style:name="T25_105" style:family="text"/>
    <style:style style:name="T25_106" style:family="text">
      <style:text-properties fo:color="#1155cc" style:text-underline-style="solid" style:text-underline-color="font-color"/>
    </style:style>
    <style:style style:name="T25_107" style:family="text"/>
    <style:style style:name="T25_108" style:family="text">
      <style:text-properties fo:color="#1155cc" style:text-underline-style="solid" style:text-underline-color="font-color"/>
    </style:style>
    <style:style style:name="T25_109" style:family="text"/>
    <style:style style:name="T25_110" style:family="text">
      <style:text-properties fo:color="#1155cc" style:text-underline-style="solid" style:text-underline-color="font-color"/>
    </style:style>
    <style:style style:name="T25_111" style:family="text"/>
    <style:style style:name="T25_112" style:family="text">
      <style:text-properties fo:color="#1155cc" style:text-underline-style="solid" style:text-underline-color="font-color"/>
    </style:style>
    <style:style style:name="T25_113" style:family="text"/>
    <style:style style:name="P26" style:family="paragraph" style:parent-style-name="Standard">
      <style:paragraph-properties fo:break-before="auto" fo:text-indent="0cm" fo:line-height="115%" fo:margin-left="0cm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P33" style:family="paragraph" style:parent-style-name="Standard">
      <style:paragraph-properties fo:break-before="auto" fo:line-height="115%" fo:margin-top="0cm" fo:margin-bottom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>
      <style:text-properties fo:color="#1155cc" style:text-underline-style="solid" style:text-underline-color="font-color"/>
    </style:style>
    <style:style style:name="T33_41" style:family="text"/>
    <style:style style:name="T33_42" style:family="text">
      <style:text-properties fo:color="#1155cc" style:text-underline-style="solid" style:text-underline-color="font-color"/>
    </style:style>
    <style:style style:name="T33_43" style:family="text"/>
    <style:style style:name="T33_44" style:family="text">
      <style:text-properties fo:color="#1155cc" style:text-underline-style="solid" style:text-underline-color="font-color"/>
    </style:style>
    <style:style style:name="T33_45" style:family="text"/>
    <style:style style:name="T33_46" style:family="text">
      <style:text-properties fo:color="#1155cc" style:text-underline-style="solid" style:text-underline-color="font-color"/>
    </style:style>
    <style:style style:name="T33_47" style:family="text"/>
    <style:style style:name="T33_48" style:family="text">
      <style:text-properties fo:color="#1155cc" style:text-underline-style="solid" style:text-underline-color="font-color"/>
    </style:style>
    <style:style style:name="T33_49" style:family="text"/>
    <style:style style:name="T33_50" style:family="text">
      <style:text-properties fo:color="#1155cc" style:text-underline-style="solid" style:text-underline-color="font-color"/>
    </style:style>
    <style:style style:name="T33_51" style:family="text"/>
    <style:style style:name="T33_52" style:family="text">
      <style:text-properties fo:color="#1155cc" style:text-underline-style="solid" style:text-underline-color="font-color"/>
    </style:style>
    <style:style style:name="T33_53" style:family="text"/>
    <style:style style:name="T33_54" style:family="text">
      <style:text-properties fo:color="#1155cc" style:text-underline-style="solid" style:text-underline-color="font-color"/>
    </style:style>
    <style:style style:name="T33_55" style:family="text"/>
    <style:style style:name="T33_56" style:family="text">
      <style:text-properties fo:color="#1155cc" style:text-underline-style="solid" style:text-underline-color="font-color"/>
    </style:style>
    <style:style style:name="T33_57" style:family="text"/>
    <style:style style:name="T33_58" style:family="text">
      <style:text-properties fo:color="#1155cc" style:text-underline-style="solid" style:text-underline-color="font-color"/>
    </style:style>
    <style:style style:name="T33_59" style:family="text"/>
    <style:style style:name="T33_60" style:family="text">
      <style:text-properties fo:color="#1155cc" style:text-underline-style="solid" style:text-underline-color="font-color"/>
    </style:style>
    <style:style style:name="T33_61" style:family="text"/>
    <style:style style:name="T33_62" style:family="text">
      <style:text-properties fo:color="#1155cc" style:text-underline-style="solid" style:text-underline-color="font-color"/>
    </style:style>
    <style:style style:name="T33_63" style:family="text"/>
    <style:style style:name="T33_64" style:family="text">
      <style:text-properties fo:color="#1155cc" style:text-underline-style="solid" style:text-underline-color="font-color"/>
    </style:style>
    <style:style style:name="T33_65" style:family="text"/>
    <style:style style:name="T33_66" style:family="text">
      <style:text-properties fo:color="#1155cc" style:text-underline-style="solid" style:text-underline-color="font-color"/>
    </style:style>
    <style:style style:name="T33_67" style:family="text"/>
    <style:style style:name="T33_68" style:family="text">
      <style:text-properties fo:color="#1155cc" style:text-underline-style="solid" style:text-underline-color="font-color"/>
    </style:style>
    <style:style style:name="T33_69" style:family="text"/>
    <style:style style:name="T33_70" style:family="text">
      <style:text-properties fo:color="#1155cc" style:text-underline-style="solid" style:text-underline-color="font-color"/>
    </style:style>
    <style:style style:name="T33_71" style:family="text"/>
    <style:style style:name="T33_72" style:family="text">
      <style:text-properties fo:color="#1155cc" style:text-underline-style="solid" style:text-underline-color="font-color"/>
    </style:style>
    <style:style style:name="T33_73" style:family="text"/>
    <style:style style:name="T33_74" style:family="text">
      <style:text-properties fo:color="#1155cc" style:text-underline-style="solid" style:text-underline-color="font-color"/>
    </style:style>
    <style:style style:name="T33_75" style:family="text"/>
    <style:style style:name="T33_76" style:family="text">
      <style:text-properties fo:color="#1155cc" style:text-underline-style="solid" style:text-underline-color="font-color"/>
    </style:style>
    <style:style style:name="T33_77" style:family="text"/>
    <style:style style:name="T33_78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>
      <style:text-properties fo:color="#1155cc" style:text-underline-style="solid" style:text-underline-color="font-color"/>
    </style:style>
    <style:style style:name="T45_33" style:family="text"/>
    <style:style style:name="T45_34" style:family="text">
      <style:text-properties fo:color="#1155cc" style:text-underline-style="solid" style:text-underline-color="font-color"/>
    </style:style>
    <style:style style:name="T45_35" style:family="text"/>
    <style:style style:name="T45_36" style:family="text">
      <style:text-properties fo:color="#1155cc" style:text-underline-style="solid" style:text-underline-color="font-color"/>
    </style:style>
    <style:style style:name="T45_37" style:family="text"/>
    <style:style style:name="T45_38" style:family="text">
      <style:text-properties fo:color="#1155cc" style:text-underline-style="solid" style:text-underline-color="font-color"/>
    </style:style>
    <style:style style:name="T45_39" style:family="text"/>
    <style:style style:name="T45_40" style:family="text">
      <style:text-properties fo:color="#1155cc" style:text-underline-style="solid" style:text-underline-color="font-color"/>
    </style:style>
    <style:style style:name="T45_41" style:family="text"/>
    <style:style style:name="T45_42" style:family="text">
      <style:text-properties fo:color="#1155cc" style:text-underline-style="solid" style:text-underline-color="font-color"/>
    </style:style>
    <style:style style:name="T45_43" style:family="text"/>
    <style:style style:name="T45_44" style:family="text">
      <style:text-properties fo:color="#1155cc" style:text-underline-style="solid" style:text-underline-color="font-color"/>
    </style:style>
    <style:style style:name="T45_45" style:family="text"/>
    <style:style style:name="T45_46" style:family="text">
      <style:text-properties fo:color="#1155cc" style:text-underline-style="solid" style:text-underline-color="font-color"/>
    </style:style>
    <style:style style:name="T45_47" style:family="text"/>
    <style:style style:name="T45_48" style:family="text">
      <style:text-properties fo:color="#1155cc" style:text-underline-style="solid" style:text-underline-color="font-color"/>
    </style:style>
    <style:style style:name="T45_49" style:family="text"/>
    <style:style style:name="T45_50" style:family="text">
      <style:text-properties fo:color="#1155cc" style:text-underline-style="solid" style:text-underline-color="font-color"/>
    </style:style>
    <style:style style:name="T45_51" style:family="text"/>
    <style:style style:name="T45_52" style:family="text">
      <style:text-properties fo:color="#1155cc" style:text-underline-style="solid" style:text-underline-color="font-color"/>
    </style:style>
    <style:style style:name="T45_53" style:family="text"/>
    <style:style style:name="T45_54" style:family="text">
      <style:text-properties fo:color="#1155cc" style:text-underline-style="solid" style:text-underline-color="font-color"/>
    </style:style>
    <style:style style:name="T45_55" style:family="text"/>
    <style:style style:name="T45_56" style:family="text">
      <style:text-properties fo:color="#1155cc" style:text-underline-style="solid" style:text-underline-color="font-color"/>
    </style:style>
    <style:style style:name="T45_57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text-indent="0cm" fo:line-height="115%" fo:margin-left="1.27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T55_7" style:family="text"/>
    <style:style style:name="T55_8" style:family="text">
      <style:text-properties fo:color="#1155cc" style:text-underline-style="solid" style:text-underline-color="font-color"/>
    </style:style>
    <style:style style:name="T55_9" style:family="text"/>
    <style:style style:name="T55_10" style:family="text">
      <style:text-properties fo:color="#1155cc" style:text-underline-style="solid" style:text-underline-color="font-color"/>
    </style:style>
    <style:style style:name="T55_11" style:family="text"/>
    <style:style style:name="T55_12" style:family="text">
      <style:text-properties fo:color="#1155cc" style:text-underline-style="solid" style:text-underline-color="font-color"/>
    </style:style>
    <style:style style:name="T55_13" style:family="text"/>
    <style:style style:name="T55_14" style:family="text">
      <style:text-properties fo:color="#1155cc" style:text-underline-style="solid" style:text-underline-color="font-color"/>
    </style:style>
    <style:style style:name="T55_15" style:family="text"/>
    <style:style style:name="T55_16" style:family="text">
      <style:text-properties fo:color="#1155cc" style:text-underline-style="solid" style:text-underline-color="font-color"/>
    </style:style>
    <style:style style:name="T55_17" style:family="text"/>
    <style:style style:name="T55_18" style:family="text">
      <style:text-properties fo:color="#1155cc" style:text-underline-style="solid" style:text-underline-color="font-color"/>
    </style:style>
    <style:style style:name="T55_19" style:family="text"/>
    <style:style style:name="T55_20" style:family="text">
      <style:text-properties fo:color="#1155cc" style:text-underline-style="solid" style:text-underline-color="font-color"/>
    </style:style>
    <style:style style:name="T55_21" style:family="text"/>
    <style:style style:name="T55_22" style:family="text">
      <style:text-properties fo:color="#1155cc" style:text-underline-style="solid" style:text-underline-color="font-color"/>
    </style:style>
    <style:style style:name="T55_23" style:family="text"/>
    <style:style style:name="T55_24" style:family="text">
      <style:text-properties fo:color="#1155cc" style:text-underline-style="solid" style:text-underline-color="font-color"/>
    </style:style>
    <style:style style:name="T55_25" style:family="text"/>
    <style:style style:name="T55_26" style:family="text">
      <style:text-properties fo:color="#1155cc" style:text-underline-style="solid" style:text-underline-color="font-color"/>
    </style:style>
    <style:style style:name="T55_27" style:family="text"/>
    <style:style style:name="T55_28" style:family="text">
      <style:text-properties fo:color="#1155cc" style:text-underline-style="solid" style:text-underline-color="font-color"/>
    </style:style>
    <style:style style:name="T55_29" style:family="text"/>
    <style:style style:name="T55_30" style:family="text">
      <style:text-properties fo:color="#1155cc" style:text-underline-style="solid" style:text-underline-color="font-color"/>
    </style:style>
    <style:style style:name="T55_31" style:family="text"/>
    <style:style style:name="T55_32" style:family="text">
      <style:text-properties fo:color="#1155cc" style:text-underline-style="solid" style:text-underline-color="font-color"/>
    </style:style>
    <style:style style:name="T55_33" style:family="text"/>
    <style:style style:name="T55_34" style:family="text">
      <style:text-properties fo:color="#1155cc" style:text-underline-style="solid" style:text-underline-color="font-color"/>
    </style:style>
    <style:style style:name="T55_35" style:family="text"/>
    <style:style style:name="T55_36" style:family="text">
      <style:text-properties fo:color="#1155cc" style:text-underline-style="solid" style:text-underline-color="font-color"/>
    </style:style>
    <style:style style:name="T55_37" style:family="text"/>
    <style:style style:name="T55_38" style:family="text">
      <style:text-properties fo:color="#1155cc" style:text-underline-style="solid" style:text-underline-color="font-color"/>
    </style:style>
    <style:style style:name="T55_39" style:family="text"/>
    <style:style style:name="T55_40" style:family="text">
      <style:text-properties fo:color="#1155cc" style:text-underline-style="solid" style:text-underline-color="font-color"/>
    </style:style>
    <style:style style:name="T55_41" style:family="text"/>
    <style:style style:name="T55_42" style:family="text">
      <style:text-properties fo:color="#1155cc" style:text-underline-style="solid" style:text-underline-color="font-color"/>
    </style:style>
    <style:style style:name="T55_43" style:family="text"/>
    <style:style style:name="T55_44" style:family="text">
      <style:text-properties fo:color="#1155cc" style:text-underline-style="solid" style:text-underline-color="font-color"/>
    </style:style>
    <style:style style:name="T55_45" style:family="text"/>
    <style:style style:name="T55_46" style:family="text">
      <style:text-properties fo:color="#1155cc" style:text-underline-style="solid" style:text-underline-color="font-color"/>
    </style:style>
    <style:style style:name="T55_47" style:family="text"/>
    <style:style style:name="T55_48" style:family="text">
      <style:text-properties fo:color="#1155cc" style:text-underline-style="solid" style:text-underline-color="font-color"/>
    </style:style>
    <style:style style:name="T55_49" style:family="text"/>
    <style:style style:name="T55_50" style:family="text">
      <style:text-properties fo:color="#1155cc" style:text-underline-style="solid" style:text-underline-color="font-color"/>
    </style:style>
    <style:style style:name="T55_51" style:family="text"/>
    <style:style style:name="T55_52" style:family="text">
      <style:text-properties fo:color="#1155cc" style:text-underline-style="solid" style:text-underline-color="font-color"/>
    </style:style>
    <style:style style:name="T55_53" style:family="text"/>
    <style:style style:name="T55_54" style:family="text">
      <style:text-properties fo:color="#1155cc" style:text-underline-style="solid" style:text-underline-color="font-color"/>
    </style:style>
    <style:style style:name="T55_55" style:family="text"/>
    <style:style style:name="T55_56" style:family="text">
      <style:text-properties fo:color="#1155cc" style:text-underline-style="solid" style:text-underline-color="font-color"/>
    </style:style>
    <style:style style:name="T55_57" style:family="text"/>
    <style:style style:name="T55_58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P64" style:family="paragraph" style:parent-style-name="Standard">
      <style:paragraph-properties fo:break-before="auto" fo:line-height="115%" fo:margin-top="0cm" fo:margin-bottom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/>
    <style:style style:name="T65_2" style:family="text"/>
    <style:style style:name="P66" style:family="paragraph" style:parent-style-name="Standard">
      <style:paragraph-properties fo:break-before="auto" fo:text-indent="0cm" fo:line-height="115%" fo:margin-lef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P68" style:family="paragraph" style:parent-style-name="Standard">
      <style:paragraph-properties fo:break-before="auto" fo:text-indent="0cm" fo:line-height="115%" fo:margin-left="0cm" style:writing-mode="lr-tb"/>
    </style:style>
    <style:style style:name="P69" style:family="paragraph" style:parent-style-name="Standard">
      <style:paragraph-properties fo:break-before="auto" fo:text-indent="0cm" fo:line-height="115%" fo:margin-left="0cm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>
      <style:text-properties fo:color="#1155cc" style:text-underline-style="solid" style:text-underline-color="font-color"/>
    </style:style>
    <style:style style:name="T78_31" style:family="text"/>
    <style:style style:name="T78_32" style:family="text">
      <style:text-properties fo:color="#1155cc" style:text-underline-style="solid" style:text-underline-color="font-color"/>
    </style:style>
    <style:style style:name="T78_33" style:family="text"/>
    <style:style style:name="T78_34" style:family="text">
      <style:text-properties fo:color="#1155cc" style:text-underline-style="solid" style:text-underline-color="font-color"/>
    </style:style>
    <style:style style:name="T78_35" style:family="text"/>
    <style:style style:name="T78_36" style:family="text">
      <style:text-properties fo:color="#1155cc" style:text-underline-style="solid" style:text-underline-color="font-color"/>
    </style:style>
    <style:style style:name="T78_37" style:family="text"/>
    <style:style style:name="T78_38" style:family="text">
      <style:text-properties fo:color="#1155cc" style:text-underline-style="solid" style:text-underline-color="font-color"/>
    </style:style>
    <style:style style:name="T78_39" style:family="text"/>
    <style:style style:name="T78_40" style:family="text">
      <style:text-properties fo:color="#1155cc" style:text-underline-style="solid" style:text-underline-color="font-color"/>
    </style:style>
    <style:style style:name="T78_41" style:family="text"/>
    <style:style style:name="T78_42" style:family="text">
      <style:text-properties fo:color="#1155cc" style:text-underline-style="solid" style:text-underline-color="font-color"/>
    </style:style>
    <style:style style:name="T78_43" style:family="text"/>
    <style:style style:name="T78_44" style:family="text">
      <style:text-properties fo:color="#1155cc" style:text-underline-style="solid" style:text-underline-color="font-color"/>
    </style:style>
    <style:style style:name="T78_45" style:family="text"/>
    <style:style style:name="T78_46" style:family="text">
      <style:text-properties fo:color="#1155cc" style:text-underline-style="solid" style:text-underline-color="font-color"/>
    </style:style>
    <style:style style:name="T78_47" style:family="text"/>
    <style:style style:name="T78_48" style:family="text">
      <style:text-properties fo:color="#1155cc" style:text-underline-style="solid" style:text-underline-color="font-color"/>
    </style:style>
    <style:style style:name="T78_49" style:family="text"/>
    <style:style style:name="T78_50" style:family="text">
      <style:text-properties fo:color="#1155cc" style:text-underline-style="solid" style:text-underline-color="font-color"/>
    </style:style>
    <style:style style:name="T78_51" style:family="text"/>
    <style:style style:name="T78_52" style:family="text">
      <style:text-properties fo:color="#1155cc" style:text-underline-style="solid" style:text-underline-color="font-color"/>
    </style:style>
    <style:style style:name="T78_53" style:family="text"/>
    <style:style style:name="T78_54" style:family="text">
      <style:text-properties fo:color="#1155cc" style:text-underline-style="solid" style:text-underline-color="font-color"/>
    </style:style>
    <style:style style:name="T78_55" style:family="text"/>
    <style:style style:name="T78_56" style:family="text">
      <style:text-properties fo:color="#1155cc" style:text-underline-style="solid" style:text-underline-color="font-color"/>
    </style:style>
    <style:style style:name="T78_57" style:family="text"/>
    <style:style style:name="T78_58" style:family="text">
      <style:text-properties fo:color="#1155cc" style:text-underline-style="solid" style:text-underline-color="font-color"/>
    </style:style>
    <style:style style:name="T78_59" style:family="text"/>
    <style:style style:name="T78_60" style:family="text">
      <style:text-properties fo:color="#1155cc" style:text-underline-style="solid" style:text-underline-color="font-color"/>
    </style:style>
    <style:style style:name="T78_61" style:family="text"/>
    <style:style style:name="T78_62" style:family="text">
      <style:text-properties fo:color="#1155cc" style:text-underline-style="solid" style:text-underline-color="font-color"/>
    </style:style>
    <style:style style:name="T78_63" style:family="text"/>
    <style:style style:name="T78_64" style:family="text">
      <style:text-properties fo:color="#1155cc" style:text-underline-style="solid" style:text-underline-color="font-color"/>
    </style:style>
    <style:style style:name="T78_65" style:family="text"/>
    <style:style style:name="T78_66" style:family="text">
      <style:text-properties fo:color="#1155cc" style:text-underline-style="solid" style:text-underline-color="font-color"/>
    </style:style>
    <style:style style:name="T78_67" style:family="text"/>
    <style:style style:name="T78_68" style:family="text">
      <style:text-properties fo:color="#1155cc" style:text-underline-style="solid" style:text-underline-color="font-color"/>
    </style:style>
    <style:style style:name="T78_69" style:family="text"/>
    <style:style style:name="T78_70" style:family="text">
      <style:text-properties fo:color="#1155cc" style:text-underline-style="solid" style:text-underline-color="font-color"/>
    </style:style>
    <style:style style:name="T78_71" style:family="text"/>
    <style:style style:name="T78_72" style:family="text">
      <style:text-properties fo:color="#1155cc" style:text-underline-style="solid" style:text-underline-color="font-color"/>
    </style:style>
    <style:style style:name="T78_73" style:family="text"/>
    <style:style style:name="T78_74" style:family="text">
      <style:text-properties fo:color="#1155cc" style:text-underline-style="solid" style:text-underline-color="font-color"/>
    </style:style>
    <style:style style:name="T78_75" style:family="text"/>
    <style:style style:name="T78_76" style:family="text">
      <style:text-properties fo:color="#1155cc" style:text-underline-style="solid" style:text-underline-color="font-color"/>
    </style:style>
    <style:style style:name="T78_77" style:family="text"/>
    <style:style style:name="T78_78" style:family="text">
      <style:text-properties fo:color="#1155cc" style:text-underline-style="solid" style:text-underline-color="font-color"/>
    </style:style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P83" style:family="paragraph" style:parent-style-name="Standard">
      <style:paragraph-properties fo:break-before="auto" fo:text-indent="0cm" fo:line-height="115%" fo:margin-left="1.27cm" style:writing-mode="lr-tb"/>
    </style:style>
    <style:style style:name="T83_1" style:family="text"/>
    <style:style style:name="P84" style:family="paragraph" style:parent-style-name="Standard">
      <style:paragraph-properties fo:break-before="auto" fo:text-indent="0cm" fo:line-height="115%" fo:margin-left="1.27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T87_32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P91" style:family="paragraph" style:parent-style-name="Standard">
      <style:paragraph-properties fo:break-before="auto" fo:text-indent="0cm" fo:line-height="115%" fo:margin-left="0cm" style:writing-mode="lr-tb"/>
    </style:style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P93" style:family="paragraph" style:parent-style-name="Standard">
      <style:paragraph-properties fo:break-before="auto" fo:text-indent="0cm" fo:line-height="115%" fo:margin-left="1.27cm" style:writing-mode="lr-tb"/>
    </style:style>
    <style:style style:name="P94" style:family="paragraph" style:parent-style-name="Standard">
      <style:paragraph-properties fo:break-before="auto" fo:text-indent="0cm" fo:line-height="115%" fo:margin-left="1.27cm" style:writing-mode="lr-tb"/>
    </style:style>
    <style:style style:name="T94_1" style:family="text"/>
    <style:style style:name="T94_2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P97" style:family="paragraph" style:parent-style-name="Standard">
      <style:paragraph-properties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tandard">
      <style:paragraph-properties fo:break-before="auto" fo:line-height="115%" fo:margin-top="0cm" fo:margin-bottom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P109" style:family="paragraph" style:parent-style-name="Standard">
      <style:paragraph-properties fo:break-before="auto" fo:line-height="115%" fo:margin-top="0cm" fo:margin-bottom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P116" style:family="paragraph" style:parent-style-name="Standard">
      <style:paragraph-properties fo:break-before="auto" fo:text-indent="1.27cm" fo:line-height="115%" fo:margin-left="0cm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P122" style:family="paragraph" style:parent-style-name="Standard">
      <style:paragraph-properties fo:break-before="auto" fo:text-indent="0cm" fo:line-height="115%" fo:margin-left="1.27cm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/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P125" style:family="paragraph" style:parent-style-name="Standard">
      <style:paragraph-properties fo:break-before="auto" fo:text-indent="0cm" fo:line-height="115%" fo:margin-left="1.27cm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P128" style:family="paragraph" style:parent-style-name="Standard">
      <style:paragraph-properties fo:break-before="auto" fo:line-height="115%" fo:margin-top="0cm" fo:margin-bottom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/>
    <style:style style:name="T130_2" style:family="text"/>
    <style:style style:name="T130_3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P133" style:family="paragraph" style:parent-style-name="Standard">
      <style:paragraph-properties fo:break-before="auto" fo:text-indent="0cm" fo:line-height="115%" fo:margin-left="1.27cm" style:writing-mode="lr-tb"/>
    </style:style>
    <style:style style:name="T133_1" style:family="text"/>
    <style:style style:name="T133_2" style:family="text"/>
    <style:style style:name="P134" style:family="paragraph" style:parent-style-name="Standard">
      <style:paragraph-properties fo:break-before="auto" fo:line-height="115%" fo:margin-top="0cm" style:writing-mode="lr-tb"/>
    </style:style>
    <style:style style:name="T134_1" style:family="text"/>
    <style:style style:name="P135" style:family="paragraph" style:parent-style-name="Standard">
      <style:paragraph-properties fo:break-before="auto" fo:line-height="115%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P136" style:family="paragraph" style:parent-style-name="Standard">
      <style:paragraph-properties fo:break-before="auto" fo:line-height="115%" fo:margin-top="0cm" fo:margin-bottom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P137" style:family="paragraph" style:parent-style-name="Standard">
      <style:paragraph-properties fo:break-before="auto" fo:text-indent="0cm" fo:line-height="115%" fo:margin-left="1.27cm" style:writing-mode="lr-tb"/>
    </style:style>
    <style:style style:name="T137_1" style:family="text"/>
    <style:style style:name="T137_2" style:family="text"/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P142" style:family="paragraph" style:parent-style-name="Standard">
      <style:paragraph-properties fo:break-before="auto" fo:line-height="115%" fo:margin-top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P143" style:family="paragraph" style:parent-style-name="Standard">
      <style:paragraph-properties fo:break-before="auto" fo:line-height="115%" fo:margin-top="0cm" fo:margin-bottom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P144" style:family="paragraph" style:parent-style-name="Standard">
      <style:paragraph-properties fo:break-before="auto" fo:text-indent="0cm" fo:line-height="115%" fo:margin-left="1.27cm" style:writing-mode="lr-tb"/>
    </style:style>
    <style:style style:name="T144_1" style:family="text"/>
    <style:style style:name="T144_2" style:family="text"/>
    <style:style style:name="P145" style:family="paragraph" style:parent-style-name="Standard">
      <style:paragraph-properties fo:break-before="auto" fo:line-height="115%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P148" style:family="paragraph" style:parent-style-name="Standard">
      <style:paragraph-properties fo:break-before="auto" fo:line-height="115%" fo:margin-top="0cm" fo:margin-bottom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text-indent="0cm" fo:line-height="115%" fo:margin-left="1.27cm" style:writing-mode="lr-tb"/>
    </style:style>
    <style:style style:name="P152" style:family="paragraph" style:parent-style-name="Standard">
      <style:paragraph-properties fo:break-before="auto" fo:text-indent="0cm" fo:line-height="115%" fo:margin-left="1.27cm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</office:automatic-styles>
  <office:body>
    <office:text>
      <text:p text:style-name="P1"><text:span text:style-name="T1_1">Journal</text:span></text:p>
      <text:p text:style-name="P2"/>
      <text:p text:style-name="P3"><text:span text:style-name="T3_1">Oct</text:span><text:span text:style-name="T3_2"><text:s/>6</text:span></text:p>
      <text:list text:style-name="LS1" xml:id="list0">
        <text:list-item>
          <text:p text:style-name="P4"><text:span text:style-name="T4_1">We</text:span><text:span text:style-name="T4_2"><text:s/></text:span><text:span text:style-name="T4_3">made</text:span><text:span text:style-name="T4_4"><text:s/></text:span><text:span text:style-name="T4_5">plans</text:span><text:span text:style-name="T4_6"><text:s/></text:span><text:span text:style-name="T4_7">for</text:span><text:span text:style-name="T4_8"><text:s/></text:span><text:span text:style-name="T4_9">an</text:span><text:span text:style-name="T4_10"><text:s/></text:span><text:span text:style-name="T4_11">android</text:span><text:span text:style-name="T4_12"><text:s/></text:span><text:span text:style-name="T4_13">game</text:span></text:p>
        </text:list-item>
        <text:list-item>
          <text:p text:style-name="P5"><text:span text:style-name="T5_1">We</text:span><text:span text:style-name="T5_2"><text:s/></text:span><text:span text:style-name="T5_3">want</text:span><text:span text:style-name="T5_4"><text:s/></text:span><text:span text:style-name="T5_5">to</text:span><text:span text:style-name="T5_6"><text:s/></text:span><text:span text:style-name="T5_7">incorporate</text:span><text:span text:style-name="T5_8"><text:s/></text:span><text:span text:style-name="T5_9">random</text:span><text:span text:style-name="T5_10"><text:s/></text:span><text:span text:style-name="T5_11">level</text:span><text:span text:style-name="T5_12"><text:s/></text:span><text:span text:style-name="T5_13">generation</text:span><text:span text:style-name="T5_14"><text:s/></text:span><text:span text:style-name="T5_15">and</text:span><text:span text:style-name="T5_16"><text:s/></text:span><text:span text:style-name="T5_17">tilt</text:span><text:span text:style-name="T5_18"><text:s/></text:span><text:span text:style-name="T5_19">physics</text:span></text:p>
        </text:list-item>
        <text:list-item>
          <text:p text:style-name="P6"><text:span text:style-name="T6_1">Tomorrow</text:span><text:span text:style-name="T6_2"><text:s/></text:span><text:span text:style-name="T6_3">we</text:span><text:span text:style-name="T6_4"><text:s/></text:span><text:span text:style-name="T6_5">will</text:span><text:span text:style-name="T6_6"><text:s/></text:span><text:span text:style-name="T6_7">make</text:span><text:span text:style-name="T6_8"><text:s/></text:span><text:span text:style-name="T6_9">more</text:span><text:span text:style-name="T6_10"><text:s/></text:span><text:span text:style-name="T6_11">plans</text:span></text:p>
        </text:list-item>
      </text:list>
      <text:p text:style-name="P7"/>
      <text:p text:style-name="P8"><text:span text:style-name="T8_1">Oct</text:span><text:span text:style-name="T8_2"><text:s/>7</text:span></text:p>
      <text:list text:style-name="LS2" xml:id="list3">
        <text:list-item>
          <text:p text:style-name="P9"><text:span text:style-name="T9_1">Name</text:span><text:span text:style-name="T9_2"><text:s/></text:span><text:span text:style-name="T9_3">as</text:span><text:span text:style-name="T9_4"><text:s/></text:span><text:span text:style-name="T9_5">of</text:span><text:span text:style-name="T9_6"><text:s/></text:span><text:span text:style-name="T9_7">is</text:span><text:span text:style-name="T9_8"><text:s/></text:span><text:span text:style-name="T9_9">The</text:span><text:span text:style-name="T9_10"><text:s/></text:span><text:span text:style-name="T9_11">Deep</text:span><text:span text:style-name="T9_12"><text:s/></text:span><text:span text:style-name="T9_13">Dark</text:span></text:p>
        </text:list-item>
        <text:list-item>
          <text:p text:style-name="P10"><text:span text:style-name="T10_1">Decided</text:span><text:span text:style-name="T10_2"><text:s/></text:span><text:span text:style-name="T10_3">against</text:span><text:span text:style-name="T10_4"><text:s/></text:span><text:span text:style-name="T10_5">using</text:span><text:span text:style-name="T10_6"><text:s/></text:span><text:span text:style-name="T10_7">tilt</text:span><text:span text:style-name="T10_8"><text:s/></text:span><text:span text:style-name="T10_9">physics</text:span></text:p>
        </text:list-item>
        <text:list-item>
          <text:p text:style-name="P11"><text:span text:style-name="T11_1">Decided</text:span><text:span text:style-name="T11_2"><text:s/></text:span><text:span text:style-name="T11_3">to</text:span><text:span text:style-name="T11_4"><text:s/></text:span><text:span text:style-name="T11_5">make</text:span><text:span text:style-name="T11_6"><text:s/></text:span><text:span text:style-name="T11_7">a</text:span><text:span text:style-name="T11_8"><text:s/></text:span><text:span text:style-name="T11_9">dungeon</text:span><text:span text:style-name="T11_10"><text:s/></text:span><text:span text:style-name="T11_11">crawler</text:span><text:span text:style-name="T11_12"><text:s/></text:span><text:span text:style-name="T11_13">w</text:span><text:span text:style-name="T11_14">/<text:s/></text:span><text:span text:style-name="T11_15">various</text:span><text:span text:style-name="T11_16"><text:s/></text:span><text:span text:style-name="T11_17">levels</text:span></text:p>
        </text:list-item>
        <text:list-item>
          <text:p text:style-name="P12"><text:span text:style-name="T12_1">Today</text:span><text:span text:style-name="T12_2"><text:s/></text:span><text:span text:style-name="T12_3">we</text:span><text:span text:style-name="T12_4"><text:s/></text:span><text:span text:style-name="T12_5">spent</text:span><text:span text:style-name="T12_6"><text:s/></text:span><text:span text:style-name="T12_7">most</text:span><text:span text:style-name="T12_8"><text:s/></text:span><text:span text:style-name="T12_9">of</text:span><text:span text:style-name="T12_10"><text:s/></text:span><text:span text:style-name="T12_11">our</text:span><text:span text:style-name="T12_12"><text:s/></text:span><text:span text:style-name="T12_13">time</text:span><text:span text:style-name="T12_14"><text:s/></text:span><text:span text:style-name="T12_15">downloading</text:span><text:span text:style-name="T12_16"><text:s/></text:span><text:span text:style-name="T12_17">the</text:span><text:span text:style-name="T12_18"><text:s/></text:span><text:span text:style-name="T12_19">SDK</text:span></text:p>
        </text:list-item>
      </text:list>
      <text:p text:style-name="P13"/>
      <text:p text:style-name="P14"><text:span text:style-name="T14_1">Oct</text:span><text:span text:style-name="T14_2"><text:s/>8-14</text:span></text:p>
      <text:list text:style-name="LS3" xml:id="list7">
        <text:list-item>
          <text:p text:style-name="P15"><text:span text:style-name="T15_1">Test</text:span><text:span text:style-name="T15_2"><text:s/></text:span><text:span text:style-name="T15_3">Prep</text:span><text:span text:style-name="T15_4">/</text:span><text:span text:style-name="T15_5">Test</text:span><text:span text:style-name="T15_6"><text:s/></text:span><text:span text:style-name="T15_7">writing</text:span></text:p>
        </text:list-item>
      </text:list>
      <text:p text:style-name="P16"/>
      <text:p text:style-name="P17"><text:span text:style-name="T17_1">Oct</text:span><text:span text:style-name="T17_2"><text:s/>15</text:span></text:p>
      <text:list text:style-name="LS4" xml:id="list8">
        <text:list-item>
          <text:p text:style-name="P18"><text:span text:style-name="T18_1">Setting</text:span><text:span text:style-name="T18_2"><text:s/></text:span><text:span text:style-name="T18_3">up</text:span><text:span text:style-name="T18_4"><text:s/></text:span><text:span text:style-name="T18_5">android</text:span><text:span text:style-name="T18_6"><text:s/></text:span><text:span text:style-name="T18_7">studio</text:span><text:span text:style-name="T18_8"><text:s/></text:span></text:p>
        </text:list-item>
        <text:list-item>
          <text:p text:style-name="P19"><text:span text:style-name="T19_1">Setting</text:span><text:span text:style-name="T19_2"><text:s/></text:span><text:span text:style-name="T19_3">up</text:span><text:span text:style-name="T19_4"><text:s/></text:span><text:span text:style-name="T19_5">git</text:span><text:span text:style-name="T19_6"><text:s/></text:span><text:span text:style-name="T19_7">for</text:span><text:span text:style-name="T19_8"><text:s/></text:span><text:span text:style-name="T19_9">windows</text:span><text:span text:style-name="T19_10"><text:s/></text:span></text:p>
        </text:list-item>
        <text:list-item>
          <text:p text:style-name="P20"><text:span text:style-name="T20_1">Matt</text:span><text:span text:style-name="T20_2">:<text:s/></text:span><text:span text:style-name="T20_3">trying</text:span><text:span text:style-name="T20_4"><text:s/></text:span><text:span text:style-name="T20_5">to</text:span><text:span text:style-name="T20_6"><text:s/></text:span><text:span text:style-name="T20_7">get</text:span><text:span text:style-name="T20_8"><text:s/></text:span><text:span text:style-name="T20_9">wifi</text:span><text:span text:style-name="T20_10"><text:s/></text:span><text:span text:style-name="T20_11">to</text:span><text:span text:style-name="T20_12"><text:s/></text:span><text:span text:style-name="T20_13">work</text:span><text:span text:style-name="T20_14"><text:s/></text:span><text:span text:style-name="T20_15">while</text:span><text:span text:style-name="T20_16"><text:s/></text:span><text:span text:style-name="T20_17">still</text:span><text:span text:style-name="T20_18"><text:s/></text:span><text:span text:style-name="T20_19">setting</text:span><text:span text:style-name="T20_20"><text:s/></text:span><text:span text:style-name="T20_21">up</text:span><text:span text:style-name="T20_22"><text:s/></text:span><text:span text:style-name="T20_23">android</text:span><text:span text:style-name="T20_24"><text:s/></text:span><text:span text:style-name="T20_25">studio</text:span><text:span text:style-name="T20_26"><text:s/></text:span><text:span text:style-name="T20_27">and</text:span><text:span text:style-name="T20_28"><text:s/></text:span><text:span text:style-name="T20_29">the</text:span><text:span text:style-name="T20_30"><text:s/></text:span><text:span text:style-name="T20_31">Git</text:span><text:span text:style-name="T20_32"><text:s/></text:span><text:span text:style-name="T20_33">for</text:span><text:span text:style-name="T20_34"><text:s/></text:span><text:span text:style-name="T20_35">windows</text:span><text:span text:style-name="T20_36"><text:s/></text:span><text:span text:style-name="T20_37">that</text:span><text:span text:style-name="T20_38"><text:s/></text:span><text:span text:style-name="T20_39">was</text:span><text:span text:style-name="T20_40"><text:s/></text:span><text:span text:style-name="T20_41">fun</text:span></text:p>
        </text:list-item>
      </text:list>
      <text:p text:style-name="P21"><text:span text:style-name="T21_1">Oct</text:span><text:span text:style-name="T21_2"><text:s/>16</text:span></text:p>
      <text:list text:style-name="LS5" xml:id="list11">
        <text:list-item>
          <text:p text:style-name="P22"><text:span text:style-name="T22_1">Max</text:span><text:span text:style-name="T22_2"><text:s/></text:span><text:span text:style-name="T22_3">isn</text:span><text:span text:style-name="T22_4">’</text:span><text:span text:style-name="T22_5">t</text:span><text:span text:style-name="T22_6"><text:s/></text:span><text:span text:style-name="T22_7">here</text:span><text:span text:style-name="T22_8"><text:s/></text:span><text:span text:style-name="T22_9">today</text:span><text:span text:style-name="T22_10"><text:s/></text:span></text:p>
        </text:list-item>
        <text:list-item>
          <text:p text:style-name="P23"><text:span text:style-name="T23_1">Matt</text:span><text:span text:style-name="T23_2">:<text:s/></text:span><text:span text:style-name="T23_3">working</text:span><text:span text:style-name="T23_4"><text:s/></text:span><text:span text:style-name="T23_5">on</text:span><text:span text:style-name="T23_6"><text:s/></text:span><text:span text:style-name="T23_7">the</text:span><text:span text:style-name="T23_8"><text:s/></text:span><text:span text:style-name="T23_9">initial</text:span><text:span text:style-name="T23_10"><text:s/></text:span><text:span text:style-name="T23_11">specs</text:span><text:span text:style-name="T23_12"><text:s/></text:span></text:p>
        </text:list-item>
        <text:list-item>
          <text:p text:style-name="P24"><text:span text:style-name="T24_1">learning</text:span><text:span text:style-name="T24_2"><text:s/></text:span><text:span text:style-name="T24_3">about</text:span><text:span text:style-name="T24_4"><text:s/></text:span><text:span text:style-name="T24_5">XML</text:span><text:span text:style-name="T24_6"><text:s/></text:span><text:span text:style-name="T24_7">data</text:span><text:span text:style-name="T24_8"><text:s/></text:span><text:span text:style-name="T24_9">storage</text:span><text:span text:style-name="T24_10"><text:s/></text:span><text:span text:style-name="T24_11">at</text:span></text:p>
        </text:list-item>
      </text:list>
      <text:p text:style-name="P25"><text:span text:style-name="T25_1"><text:s/></text:span><text:span text:style-name="T25_2"><text:a xlink:type="simple" xlink:href="http://unitygems.com/saving-data-1-remember-me/"><text:span text:style-name="T25_3">http</text:span></text:a></text:span><text:span text:style-name="T25_4"><text:a xlink:type="simple" xlink:href="http://unitygems.com/saving-data-1-remember-me/"><text:span text:style-name="T25_5">://</text:span></text:a></text:span><text:span text:style-name="T25_6"><text:a xlink:type="simple" xlink:href="http://unitygems.com/saving-data-1-remember-me/"><text:span text:style-name="T25_7">unitygems</text:span></text:a></text:span><text:span text:style-name="T25_8"><text:a xlink:type="simple" xlink:href="http://unitygems.com/saving-data-1-remember-me/"><text:span text:style-name="T25_9">.</text:span></text:a></text:span><text:span text:style-name="T25_10"><text:a xlink:type="simple" xlink:href="http://unitygems.com/saving-data-1-remember-me/"><text:span text:style-name="T25_11">com</text:span></text:a></text:span><text:span text:style-name="T25_12"><text:a xlink:type="simple" xlink:href="http://unitygems.com/saving-data-1-remember-me/"><text:span text:style-name="T25_13">/</text:span></text:a></text:span><text:span text:style-name="T25_14"><text:a xlink:type="simple" xlink:href="http://unitygems.com/saving-data-1-remember-me/"><text:span text:style-name="T25_15">saving</text:span></text:a></text:span><text:span text:style-name="T25_16"><text:a xlink:type="simple" xlink:href="http://unitygems.com/saving-data-1-remember-me/"><text:span text:style-name="T25_17">-</text:span></text:a></text:span><text:span text:style-name="T25_18"><text:a xlink:type="simple" xlink:href="http://unitygems.com/saving-data-1-remember-me/"><text:span text:style-name="T25_19">data</text:span></text:a></text:span><text:span text:style-name="T25_20"><text:a xlink:type="simple" xlink:href="http://unitygems.com/saving-data-1-remember-me/"><text:span text:style-name="T25_21">-1-</text:span></text:a></text:span><text:span text:style-name="T25_22"><text:a xlink:type="simple" xlink:href="http://unitygems.com/saving-data-1-remember-me/"><text:span text:style-name="T25_23">remember</text:span></text:a></text:span><text:span text:style-name="T25_24"><text:a xlink:type="simple" xlink:href="http://unitygems.com/saving-data-1-remember-me/"><text:span text:style-name="T25_25">-</text:span></text:a></text:span><text:span text:style-name="T25_26"><text:a xlink:type="simple" xlink:href="http://unitygems.com/saving-data-1-remember-me/"><text:span text:style-name="T25_27">me</text:span></text:a></text:span><text:span text:style-name="T25_28"><text:a xlink:type="simple" xlink:href="http://unitygems.com/saving-data-1-remember-me/"><text:span text:style-name="T25_29">/</text:span></text:a></text:span><text:span text:style-name="T25_30"><text:s/></text:span><text:span text:style-name="T25_31"><text:a xlink:type="simple" xlink:href="http://gamedev.stackexchange.com/questions/22960/how-can-i-save-my-game-state-so-it-can-be-resumed-when-my-application-resumes"><text:span text:style-name="T25_32">http</text:span></text:a></text:span><text:span text:style-name="T25_33"><text:a xlink:type="simple" xlink:href="http://gamedev.stackexchange.com/questions/22960/how-can-i-save-my-game-state-so-it-can-be-resumed-when-my-application-resumes"><text:span text:style-name="T25_34">://</text:span></text:a></text:span><text:span text:style-name="T25_35"><text:a xlink:type="simple" xlink:href="http://gamedev.stackexchange.com/questions/22960/how-can-i-save-my-game-state-so-it-can-be-resumed-when-my-application-resumes"><text:span text:style-name="T25_36">gamedev</text:span></text:a></text:span><text:span text:style-name="T25_37"><text:a xlink:type="simple" xlink:href="http://gamedev.stackexchange.com/questions/22960/how-can-i-save-my-game-state-so-it-can-be-resumed-when-my-application-resumes"><text:span text:style-name="T25_38">.</text:span></text:a></text:span><text:span text:style-name="T25_39"><text:a xlink:type="simple" xlink:href="http://gamedev.stackexchange.com/questions/22960/how-can-i-save-my-game-state-so-it-can-be-resumed-when-my-application-resumes"><text:span text:style-name="T25_40">stackexchange</text:span></text:a></text:span><text:span text:style-name="T25_41"><text:a xlink:type="simple" xlink:href="http://gamedev.stackexchange.com/questions/22960/how-can-i-save-my-game-state-so-it-can-be-resumed-when-my-application-resumes"><text:span text:style-name="T25_42">.</text:span></text:a></text:span><text:span text:style-name="T25_43"><text:a xlink:type="simple" xlink:href="http://gamedev.stackexchange.com/questions/22960/how-can-i-save-my-game-state-so-it-can-be-resumed-when-my-application-resumes"><text:span text:style-name="T25_44">com</text:span></text:a></text:span><text:span text:style-name="T25_45"><text:a xlink:type="simple" xlink:href="http://gamedev.stackexchange.com/questions/22960/how-can-i-save-my-game-state-so-it-can-be-resumed-when-my-application-resumes"><text:span text:style-name="T25_46">/</text:span></text:a></text:span><text:span text:style-name="T25_47"><text:a xlink:type="simple" xlink:href="http://gamedev.stackexchange.com/questions/22960/how-can-i-save-my-game-state-so-it-can-be-resumed-when-my-application-resumes"><text:span text:style-name="T25_48">questions</text:span></text:a></text:span><text:span text:style-name="T25_49"><text:a xlink:type="simple" xlink:href="http://gamedev.stackexchange.com/questions/22960/how-can-i-save-my-game-state-so-it-can-be-resumed-when-my-application-resumes"><text:span text:style-name="T25_50">/22960/</text:span></text:a></text:span><text:span text:style-name="T25_51"><text:a xlink:type="simple" xlink:href="http://gamedev.stackexchange.com/questions/22960/how-can-i-save-my-game-state-so-it-can-be-resumed-when-my-application-resumes"><text:span text:style-name="T25_52">how</text:span></text:a></text:span><text:span text:style-name="T25_53"><text:a xlink:type="simple" xlink:href="http://gamedev.stackexchange.com/questions/22960/how-can-i-save-my-game-state-so-it-can-be-resumed-when-my-application-resumes"><text:span text:style-name="T25_54">-</text:span></text:a></text:span><text:span text:style-name="T25_55"><text:a xlink:type="simple" xlink:href="http://gamedev.stackexchange.com/questions/22960/how-can-i-save-my-game-state-so-it-can-be-resumed-when-my-application-resumes"><text:span text:style-name="T25_56">can</text:span></text:a></text:span><text:span text:style-name="T25_57"><text:a xlink:type="simple" xlink:href="http://gamedev.stackexchange.com/questions/22960/how-can-i-save-my-game-state-so-it-can-be-resumed-when-my-application-resumes"><text:span text:style-name="T25_58">-</text:span></text:a></text:span><text:span text:style-name="T25_59"><text:a xlink:type="simple" xlink:href="http://gamedev.stackexchange.com/questions/22960/how-can-i-save-my-game-state-so-it-can-be-resumed-when-my-application-resumes"><text:span text:style-name="T25_60">i</text:span></text:a></text:span><text:span text:style-name="T25_61"><text:a xlink:type="simple" xlink:href="http://gamedev.stackexchange.com/questions/22960/how-can-i-save-my-game-state-so-it-can-be-resumed-when-my-application-resumes"><text:span text:style-name="T25_62">-</text:span></text:a></text:span><text:span text:style-name="T25_63"><text:a xlink:type="simple" xlink:href="http://gamedev.stackexchange.com/questions/22960/how-can-i-save-my-game-state-so-it-can-be-resumed-when-my-application-resumes"><text:span text:style-name="T25_64">save</text:span></text:a></text:span><text:span text:style-name="T25_65"><text:a xlink:type="simple" xlink:href="http://gamedev.stackexchange.com/questions/22960/how-can-i-save-my-game-state-so-it-can-be-resumed-when-my-application-resumes"><text:span text:style-name="T25_66">-</text:span></text:a></text:span><text:span text:style-name="T25_67"><text:a xlink:type="simple" xlink:href="http://gamedev.stackexchange.com/questions/22960/how-can-i-save-my-game-state-so-it-can-be-resumed-when-my-application-resumes"><text:span text:style-name="T25_68">my</text:span></text:a></text:span><text:span text:style-name="T25_69"><text:a xlink:type="simple" xlink:href="http://gamedev.stackexchange.com/questions/22960/how-can-i-save-my-game-state-so-it-can-be-resumed-when-my-application-resumes"><text:span text:style-name="T25_70">-</text:span></text:a></text:span><text:span text:style-name="T25_71"><text:a xlink:type="simple" xlink:href="http://gamedev.stackexchange.com/questions/22960/how-can-i-save-my-game-state-so-it-can-be-resumed-when-my-application-resumes"><text:span text:style-name="T25_72">game</text:span></text:a></text:span><text:span text:style-name="T25_73"><text:a xlink:type="simple" xlink:href="http://gamedev.stackexchange.com/questions/22960/how-can-i-save-my-game-state-so-it-can-be-resumed-when-my-application-resumes"><text:span text:style-name="T25_74">-</text:span></text:a></text:span><text:span text:style-name="T25_75"><text:a xlink:type="simple" xlink:href="http://gamedev.stackexchange.com/questions/22960/how-can-i-save-my-game-state-so-it-can-be-resumed-when-my-application-resumes"><text:span text:style-name="T25_76">state</text:span></text:a></text:span><text:span text:style-name="T25_77"><text:a xlink:type="simple" xlink:href="http://gamedev.stackexchange.com/questions/22960/how-can-i-save-my-game-state-so-it-can-be-resumed-when-my-application-resumes"><text:span text:style-name="T25_78">-</text:span></text:a></text:span><text:span text:style-name="T25_79"><text:a xlink:type="simple" xlink:href="http://gamedev.stackexchange.com/questions/22960/how-can-i-save-my-game-state-so-it-can-be-resumed-when-my-application-resumes"><text:span text:style-name="T25_80">so</text:span></text:a></text:span><text:span text:style-name="T25_81"><text:a xlink:type="simple" xlink:href="http://gamedev.stackexchange.com/questions/22960/how-can-i-save-my-game-state-so-it-can-be-resumed-when-my-application-resumes"><text:span text:style-name="T25_82">-</text:span></text:a></text:span><text:span text:style-name="T25_83"><text:a xlink:type="simple" xlink:href="http://gamedev.stackexchange.com/questions/22960/how-can-i-save-my-game-state-so-it-can-be-resumed-when-my-application-resumes"><text:span text:style-name="T25_84">it</text:span></text:a></text:span><text:span text:style-name="T25_85"><text:a xlink:type="simple" xlink:href="http://gamedev.stackexchange.com/questions/22960/how-can-i-save-my-game-state-so-it-can-be-resumed-when-my-application-resumes"><text:span text:style-name="T25_86">-</text:span></text:a></text:span><text:span text:style-name="T25_87"><text:a xlink:type="simple" xlink:href="http://gamedev.stackexchange.com/questions/22960/how-can-i-save-my-game-state-so-it-can-be-resumed-when-my-application-resumes"><text:span text:style-name="T25_88">can</text:span></text:a></text:span><text:span text:style-name="T25_89"><text:a xlink:type="simple" xlink:href="http://gamedev.stackexchange.com/questions/22960/how-can-i-save-my-game-state-so-it-can-be-resumed-when-my-application-resumes"><text:span text:style-name="T25_90">-</text:span></text:a></text:span><text:span text:style-name="T25_91"><text:a xlink:type="simple" xlink:href="http://gamedev.stackexchange.com/questions/22960/how-can-i-save-my-game-state-so-it-can-be-resumed-when-my-application-resumes"><text:span text:style-name="T25_92">be</text:span></text:a></text:span><text:span text:style-name="T25_93"><text:a xlink:type="simple" xlink:href="http://gamedev.stackexchange.com/questions/22960/how-can-i-save-my-game-state-so-it-can-be-resumed-when-my-application-resumes"><text:span text:style-name="T25_94">-</text:span></text:a></text:span><text:span text:style-name="T25_95"><text:a xlink:type="simple" xlink:href="http://gamedev.stackexchange.com/questions/22960/how-can-i-save-my-game-state-so-it-can-be-resumed-when-my-application-resumes"><text:span text:style-name="T25_96">resumed</text:span></text:a></text:span><text:span text:style-name="T25_97"><text:a xlink:type="simple" xlink:href="http://gamedev.stackexchange.com/questions/22960/how-can-i-save-my-game-state-so-it-can-be-resumed-when-my-application-resumes"><text:span text:style-name="T25_98">-</text:span></text:a></text:span><text:span text:style-name="T25_99"><text:a xlink:type="simple" xlink:href="http://gamedev.stackexchange.com/questions/22960/how-can-i-save-my-game-state-so-it-can-be-resumed-when-my-application-resumes"><text:span text:style-name="T25_100">when</text:span></text:a></text:span><text:span text:style-name="T25_101"><text:a xlink:type="simple" xlink:href="http://gamedev.stackexchange.com/questions/22960/how-can-i-save-my-game-state-so-it-can-be-resumed-when-my-application-resumes"><text:span text:style-name="T25_102">-</text:span></text:a></text:span><text:span text:style-name="T25_103"><text:a xlink:type="simple" xlink:href="http://gamedev.stackexchange.com/questions/22960/how-can-i-save-my-game-state-so-it-can-be-resumed-when-my-application-resumes"><text:span text:style-name="T25_104">my</text:span></text:a></text:span><text:span text:style-name="T25_105"><text:a xlink:type="simple" xlink:href="http://gamedev.stackexchange.com/questions/22960/how-can-i-save-my-game-state-so-it-can-be-resumed-when-my-application-resumes"><text:span text:style-name="T25_106">-</text:span></text:a></text:span><text:span text:style-name="T25_107"><text:a xlink:type="simple" xlink:href="http://gamedev.stackexchange.com/questions/22960/how-can-i-save-my-game-state-so-it-can-be-resumed-when-my-application-resumes"><text:span text:style-name="T25_108">application</text:span></text:a></text:span><text:span text:style-name="T25_109"><text:a xlink:type="simple" xlink:href="http://gamedev.stackexchange.com/questions/22960/how-can-i-save-my-game-state-so-it-can-be-resumed-when-my-application-resumes"><text:span text:style-name="T25_110">-</text:span></text:a></text:span><text:span text:style-name="T25_111"><text:a xlink:type="simple" xlink:href="http://gamedev.stackexchange.com/questions/22960/how-can-i-save-my-game-state-so-it-can-be-resumed-when-my-application-resumes"><text:span text:style-name="T25_112">resumes</text:span></text:a></text:span><text:span text:style-name="T25_113"><text:s/></text:span></text:p>
      <text:p text:style-name="P26"><text:span text:style-name="T26_1">Oct</text:span><text:span text:style-name="T26_2"><text:s/>17</text:span></text:p>
      <text:list text:style-name="LS6" xml:id="list14">
        <text:list-item>
          <text:p text:style-name="P27"><text:span text:style-name="T27_1">Finished</text:span><text:span text:style-name="T27_2"><text:s/></text:span><text:span text:style-name="T27_3">initial</text:span><text:span text:style-name="T27_4"><text:s/></text:span><text:span text:style-name="T27_5">specs</text:span><text:span text:style-name="T27_6"><text:s/></text:span><text:span text:style-name="T27_7">and</text:span><text:span text:style-name="T27_8"><text:s/></text:span><text:span text:style-name="T27_9">handed</text:span><text:span text:style-name="T27_10"><text:s/></text:span><text:span text:style-name="T27_11">them</text:span><text:span text:style-name="T27_12"><text:s/></text:span><text:span text:style-name="T27_13">in</text:span></text:p>
        </text:list-item>
        <text:list-item>
          <text:p text:style-name="P28"><text:span text:style-name="T28_1">Learning</text:span><text:span text:style-name="T28_2"><text:s/></text:span><text:span text:style-name="T28_3">about</text:span><text:span text:style-name="T28_4"><text:s/></text:span><text:span text:style-name="T28_5">libgdx</text:span><text:span text:style-name="T28_6"><text:s/></text:span><text:span text:style-name="T28_7">and</text:span><text:span text:style-name="T28_8"><text:s/></text:span><text:span text:style-name="T28_9">working</text:span><text:span text:style-name="T28_10"><text:s/></text:span><text:span text:style-name="T28_11">on</text:span><text:span text:style-name="T28_12"><text:s/></text:span><text:span text:style-name="T28_13">making</text:span><text:span text:style-name="T28_14"><text:s/></text:span><text:span text:style-name="T28_15">a</text:span><text:span text:style-name="T28_16"><text:s/></text:span><text:span text:style-name="T28_17">button</text:span><text:span text:style-name="T28_18"><text:s/></text:span><text:span text:style-name="T28_19">do</text:span><text:span text:style-name="T28_20"><text:s/></text:span><text:span text:style-name="T28_21">something</text:span></text:p>
        </text:list-item>
      </text:list>
      <text:p text:style-name="P29"/>
      <text:p text:style-name="P30"><text:span text:style-name="T30_1">Oct</text:span><text:span text:style-name="T30_2"><text:s/>20</text:span></text:p>
      <text:list text:style-name="LS7" xml:id="list16">
        <text:list-item>
          <text:p text:style-name="P31"><text:span text:style-name="T31_1">Matt</text:span><text:span text:style-name="T31_2"><text:s/></text:span><text:span text:style-name="T31_3">is</text:span><text:span text:style-name="T31_4"><text:s/></text:span><text:span text:style-name="T31_5">working</text:span><text:span text:style-name="T31_6"><text:s/></text:span><text:span text:style-name="T31_7">on</text:span><text:span text:style-name="T31_8"><text:s/></text:span><text:span text:style-name="T31_9">getting</text:span><text:span text:style-name="T31_10"><text:s/></text:span><text:span text:style-name="T31_11">android</text:span><text:span text:style-name="T31_12"><text:s/></text:span><text:span text:style-name="T31_13">studio</text:span><text:span text:style-name="T31_14"><text:s/></text:span><text:span text:style-name="T31_15">to</text:span><text:span text:style-name="T31_16"><text:s/></text:span><text:span text:style-name="T31_17">recognize</text:span><text:span text:style-name="T31_18"><text:s/></text:span><text:span text:style-name="T31_19">his</text:span><text:span text:style-name="T31_20"><text:s/></text:span><text:span text:style-name="T31_21">device</text:span><text:span text:style-name="T31_22">,<text:s/></text:span><text:span text:style-name="T31_23">and</text:span><text:span text:style-name="T31_24"><text:s/></text:span><text:span text:style-name="T31_25">loading</text:span><text:span text:style-name="T31_26"><text:s/></text:span><text:span text:style-name="T31_27">a</text:span><text:span text:style-name="T31_28"><text:s/></text:span><text:span text:style-name="T31_29">lib</text:span><text:span text:style-name="T31_30"><text:s/></text:span><text:span text:style-name="T31_31">GDX</text:span><text:span text:style-name="T31_32"><text:s/></text:span><text:span text:style-name="T31_33">project</text:span><text:span text:style-name="T31_34"><text:s/></text:span><text:span text:style-name="T31_35">into</text:span><text:span text:style-name="T31_36"><text:s/></text:span><text:span text:style-name="T31_37">android</text:span><text:span text:style-name="T31_38"><text:s/></text:span><text:span text:style-name="T31_39">studio</text:span><text:span text:style-name="T31_40">,</text:span></text:p>
        </text:list-item>
        <text:list-item>
          <text:p text:style-name="P32"><text:span text:style-name="T32_1">Max</text:span><text:span text:style-name="T32_2"><text:s/></text:span><text:span text:style-name="T32_3">is</text:span><text:span text:style-name="T32_4"><text:s/></text:span><text:span text:style-name="T32_5">trying</text:span><text:span text:style-name="T32_6"><text:s/></text:span><text:span text:style-name="T32_7">to</text:span><text:span text:style-name="T32_8"><text:s/></text:span><text:span text:style-name="T32_9">make</text:span><text:span text:style-name="T32_10"><text:s/></text:span><text:span text:style-name="T32_11">a</text:span><text:span text:style-name="T32_12"><text:s/></text:span><text:span text:style-name="T32_13">button</text:span><text:span text:style-name="T32_14"><text:s/></text:span><text:span text:style-name="T32_15">work</text:span><text:span text:style-name="T32_16"><text:s/></text:span><text:span text:style-name="T32_17">but</text:span><text:span text:style-name="T32_18"><text:s/></text:span><text:span text:style-name="T32_19">the</text:span><text:span text:style-name="T32_20"><text:s/></text:span><text:span text:style-name="T32_21">App</text:span><text:span text:style-name="T32_22"><text:s/></text:span><text:span text:style-name="T32_23">crashes</text:span><text:span text:style-name="T32_24"><text:s/></text:span><text:span text:style-name="T32_25">whenever</text:span><text:span text:style-name="T32_26"><text:s/></text:span><text:span text:style-name="T32_27">the</text:span><text:span text:style-name="T32_28"><text:s/></text:span><text:span text:style-name="T32_29">button</text:span><text:span text:style-name="T32_30"><text:s/></text:span><text:span text:style-name="T32_31">is</text:span><text:span text:style-name="T32_32"><text:s/></text:span><text:span text:style-name="T32_33">clicked</text:span></text:p>
        </text:list-item>
        <text:list-item>
          <text:p text:style-name="P33"><text:span text:style-name="T33_1">Matt</text:span><text:span text:style-name="T33_2"><text:s/></text:span><text:span text:style-name="T33_3">was</text:span><text:span text:style-name="T33_4"><text:s/></text:span><text:span text:style-name="T33_5">having</text:span><text:span text:style-name="T33_6"><text:s/></text:span><text:span text:style-name="T33_7">trouble</text:span><text:span text:style-name="T33_8"><text:s/></text:span><text:span text:style-name="T33_9">getting</text:span><text:span text:style-name="T33_10"><text:s/></text:span><text:span text:style-name="T33_11">android</text:span><text:span text:style-name="T33_12"><text:s/></text:span><text:span text:style-name="T33_13">studio</text:span><text:span text:style-name="T33_14"><text:s/></text:span><text:span text:style-name="T33_15">to</text:span><text:span text:style-name="T33_16"><text:s/></text:span><text:span text:style-name="T33_17">recognize</text:span><text:span text:style-name="T33_18"><text:s/></text:span><text:span text:style-name="T33_19">his</text:span><text:span text:style-name="T33_20"><text:s/></text:span><text:span text:style-name="T33_21">device</text:span><text:span text:style-name="T33_22"><text:s/></text:span><text:span text:style-name="T33_23">this</text:span><text:span text:style-name="T33_24"><text:s/></text:span><text:span text:style-name="T33_25">site</text:span><text:span text:style-name="T33_26"><text:s/></text:span><text:span text:style-name="T33_27">was</text:span><text:span text:style-name="T33_28"><text:s/></text:span><text:span text:style-name="T33_29">where</text:span><text:span text:style-name="T33_30"><text:s/></text:span><text:span text:style-name="T33_31">he</text:span><text:span text:style-name="T33_32"><text:s/></text:span><text:span text:style-name="T33_33">found</text:span><text:span text:style-name="T33_34"><text:s/></text:span><text:span text:style-name="T33_35">the</text:span><text:span text:style-name="T33_36"><text:s/></text:span><text:span text:style-name="T33_37">solution</text:span><text:span text:style-name="T33_38"><text:s/></text:span><text:span text:style-name="T33_39"><text:a xlink:type="simple" xlink:href="http://developer.android.com/tools/extras/oem-usb.html#Win7"><text:span text:style-name="T33_40">http</text:span></text:a></text:span><text:span text:style-name="T33_41"><text:a xlink:type="simple" xlink:href="http://developer.android.com/tools/extras/oem-usb.html#Win7"><text:span text:style-name="T33_42">://</text:span></text:a></text:span><text:span text:style-name="T33_43"><text:a xlink:type="simple" xlink:href="http://developer.android.com/tools/extras/oem-usb.html#Win7"><text:span text:style-name="T33_44">developer</text:span></text:a></text:span><text:span text:style-name="T33_45"><text:a xlink:type="simple" xlink:href="http://developer.android.com/tools/extras/oem-usb.html#Win7"><text:span text:style-name="T33_46">.</text:span></text:a></text:span><text:span text:style-name="T33_47"><text:a xlink:type="simple" xlink:href="http://developer.android.com/tools/extras/oem-usb.html#Win7"><text:span text:style-name="T33_48">android</text:span></text:a></text:span><text:span text:style-name="T33_49"><text:a xlink:type="simple" xlink:href="http://developer.android.com/tools/extras/oem-usb.html#Win7"><text:span text:style-name="T33_50">.</text:span></text:a></text:span><text:span text:style-name="T33_51"><text:a xlink:type="simple" xlink:href="http://developer.android.com/tools/extras/oem-usb.html#Win7"><text:span text:style-name="T33_52">com</text:span></text:a></text:span><text:span text:style-name="T33_53"><text:a xlink:type="simple" xlink:href="http://developer.android.com/tools/extras/oem-usb.html#Win7"><text:span text:style-name="T33_54">/</text:span></text:a></text:span><text:span text:style-name="T33_55"><text:a xlink:type="simple" xlink:href="http://developer.android.com/tools/extras/oem-usb.html#Win7"><text:span text:style-name="T33_56">tools</text:span></text:a></text:span><text:span text:style-name="T33_57"><text:a xlink:type="simple" xlink:href="http://developer.android.com/tools/extras/oem-usb.html#Win7"><text:span text:style-name="T33_58">/</text:span></text:a></text:span><text:span text:style-name="T33_59"><text:a xlink:type="simple" xlink:href="http://developer.android.com/tools/extras/oem-usb.html#Win7"><text:span text:style-name="T33_60">extras</text:span></text:a></text:span><text:span text:style-name="T33_61"><text:a xlink:type="simple" xlink:href="http://developer.android.com/tools/extras/oem-usb.html#Win7"><text:span text:style-name="T33_62">/</text:span></text:a></text:span><text:span text:style-name="T33_63"><text:a xlink:type="simple" xlink:href="http://developer.android.com/tools/extras/oem-usb.html#Win7"><text:span text:style-name="T33_64">oem</text:span></text:a></text:span><text:span text:style-name="T33_65"><text:a xlink:type="simple" xlink:href="http://developer.android.com/tools/extras/oem-usb.html#Win7"><text:span text:style-name="T33_66">-</text:span></text:a></text:span><text:span text:style-name="T33_67"><text:a xlink:type="simple" xlink:href="http://developer.android.com/tools/extras/oem-usb.html#Win7"><text:span text:style-name="T33_68">usb</text:span></text:a></text:span><text:span text:style-name="T33_69"><text:a xlink:type="simple" xlink:href="http://developer.android.com/tools/extras/oem-usb.html#Win7"><text:span text:style-name="T33_70">.</text:span></text:a></text:span><text:span text:style-name="T33_71"><text:a xlink:type="simple" xlink:href="http://developer.android.com/tools/extras/oem-usb.html#Win7"><text:span text:style-name="T33_72">html</text:span></text:a></text:span><text:span text:style-name="T33_73"><text:a xlink:type="simple" xlink:href="http://developer.android.com/tools/extras/oem-usb.html#Win7"><text:span text:style-name="T33_74">#</text:span></text:a></text:span><text:span text:style-name="T33_75"><text:a xlink:type="simple" xlink:href="http://developer.android.com/tools/extras/oem-usb.html#Win7"><text:span text:style-name="T33_76">Win</text:span></text:a></text:span><text:span text:style-name="T33_77"><text:a xlink:type="simple" xlink:href="http://developer.android.com/tools/extras/oem-usb.html#Win7"><text:span text:style-name="T33_78">7</text:span></text:a></text:span></text:p>
        </text:list-item>
      </text:list>
      <text:p text:style-name="P34"/>
      <text:p text:style-name="P35"><text:span text:style-name="T35_1">Oct</text:span><text:span text:style-name="T35_2"><text:s/>21<text:s/></text:span></text:p>
      <text:list text:style-name="LS8" xml:id="list19">
        <text:list-item>
          <text:p text:style-name="P36"><text:span text:style-name="T36_1">Jenna</text:span><text:span text:style-name="T36_2"><text:s/></text:span><text:span text:style-name="T36_3">came</text:span><text:span text:style-name="T36_4"><text:s/></text:span><text:span text:style-name="T36_5">in</text:span><text:span text:style-name="T36_6"><text:s/></text:span><text:span text:style-name="T36_7">and</text:span><text:span text:style-name="T36_8"><text:s/></text:span><text:span text:style-name="T36_9">talked</text:span><text:span text:style-name="T36_10"><text:s/></text:span><text:span text:style-name="T36_11">about</text:span><text:span text:style-name="T36_12"><text:s/></text:span><text:span text:style-name="T36_13">UW</text:span><text:span text:style-name="T36_14"><text:s/></text:span><text:span text:style-name="T36_15">co</text:span><text:span text:style-name="T36_16">-</text:span><text:span text:style-name="T36_17">op</text:span><text:span text:style-name="T36_18"><text:s/></text:span></text:p>
        </text:list-item>
      </text:list>
      <text:p text:style-name="P37"/>
      <text:p text:style-name="P38"><text:span text:style-name="T38_1">Oct</text:span><text:span text:style-name="T38_2"><text:s/>22</text:span></text:p>
      <text:list text:style-name="LS9" xml:id="list20">
        <text:list-item>
          <text:p text:style-name="P39"><text:span text:style-name="T39_1">Matt</text:span><text:span text:style-name="T39_2"><text:s/></text:span><text:span text:style-name="T39_3">made</text:span><text:span text:style-name="T39_4"><text:s/></text:span><text:span text:style-name="T39_5">sprites</text:span><text:span text:style-name="T39_6"><text:s/></text:span><text:span text:style-name="T39_7">for</text:span><text:span text:style-name="T39_8"><text:s/></text:span><text:span text:style-name="T39_9">walking</text:span><text:span text:style-name="T39_10"><text:s/></text:span><text:span text:style-name="T39_11">in</text:span><text:span text:style-name="T39_12"><text:s/></text:span><text:span text:style-name="T39_13">all</text:span><text:span text:style-name="T39_14"><text:s/></text:span><text:span text:style-name="T39_15">directions</text:span><text:span text:style-name="T39_16"><text:s/></text:span></text:p>
        </text:list-item>
        <text:list-item>
          <text:p text:style-name="P40"><text:span text:style-name="T40_1">Max</text:span><text:span text:style-name="T40_2"><text:s/></text:span><text:span text:style-name="T40_3">is</text:span><text:span text:style-name="T40_4"><text:s/></text:span><text:span text:style-name="T40_5">pissed</text:span><text:span text:style-name="T40_6"><text:s/></text:span><text:span text:style-name="T40_7">about</text:span><text:span text:style-name="T40_8"><text:s/></text:span><text:span text:style-name="T40_9">two</text:span><text:span text:style-name="T40_10"><text:s/></text:span><text:span text:style-name="T40_11">buttons</text:span><text:span text:style-name="T40_12"><text:s/></text:span><text:span text:style-name="T40_13">not</text:span><text:span text:style-name="T40_14"><text:s/></text:span><text:span text:style-name="T40_15">working</text:span></text:p>
        </text:list-item>
      </text:list>
      <text:p text:style-name="P41"/>
      <text:p text:style-name="P42"><text:span text:style-name="T42_1">Oct</text:span><text:span text:style-name="T42_2"><text:s/>24</text:span></text:p>
      <text:list text:style-name="LS10" xml:id="list22">
        <text:list-item>
          <text:p text:style-name="P43"><text:span text:style-name="T43_1">Matt</text:span><text:span text:style-name="T43_2"><text:s/></text:span><text:span text:style-name="T43_3">is</text:span><text:span text:style-name="T43_4"><text:s/></text:span><text:span text:style-name="T43_5">not</text:span><text:span text:style-name="T43_6"><text:s/></text:span><text:span text:style-name="T43_7">here</text:span><text:span text:style-name="T43_8"><text:s/></text:span><text:span text:style-name="T43_9">today</text:span></text:p>
        </text:list-item>
        <text:list-item>
          <text:p text:style-name="P44"><text:span text:style-name="T44_1">went</text:span><text:span text:style-name="T44_2"><text:s/></text:span><text:span text:style-name="T44_3">over</text:span><text:span text:style-name="T44_4"><text:s/></text:span><text:span text:style-name="T44_5">initial</text:span><text:span text:style-name="T44_6"><text:s/></text:span><text:span text:style-name="T44_7">specs</text:span><text:span text:style-name="T44_8"><text:s/></text:span><text:span text:style-name="T44_9">w</text:span><text:span text:style-name="T44_10">/<text:s/></text:span><text:span text:style-name="T44_11">Grondin</text:span></text:p>
        </text:list-item>
        <text:list-item>
          <text:p text:style-name="P45"><text:span text:style-name="T45_1">Max</text:span><text:span text:style-name="T45_2">:<text:s/></text:span><text:span text:style-name="T45_3">Taking</text:span><text:span text:style-name="T45_4"><text:s/></text:span><text:span text:style-name="T45_5">steps</text:span><text:span text:style-name="T45_6"><text:s/></text:span><text:span text:style-name="T45_7">backwards</text:span><text:span text:style-name="T45_8"><text:s/></text:span><text:span text:style-name="T45_9">and</text:span><text:span text:style-name="T45_10"><text:s/></text:span><text:span text:style-name="T45_11">running</text:span><text:span text:style-name="T45_12"><text:s/></text:span><text:span text:style-name="T45_13">through</text:span><text:span text:style-name="T45_14"><text:s/></text:span><text:span text:style-name="T45_15">android</text:span><text:span text:style-name="T45_16"><text:s/></text:span><text:span text:style-name="T45_17">tutorials</text:span><text:span text:style-name="T45_18">(</text:span><text:span text:style-name="T45_19"><text:a xlink:type="simple" xlink:href="https://developer.android.com/training/basics/firstapp/running-app.html"><text:span text:style-name="T45_20">https</text:span></text:a></text:span><text:span text:style-name="T45_21"><text:a xlink:type="simple" xlink:href="https://developer.android.com/training/basics/firstapp/running-app.html"><text:span text:style-name="T45_22">://</text:span></text:a></text:span><text:span text:style-name="T45_23"><text:a xlink:type="simple" xlink:href="https://developer.android.com/training/basics/firstapp/running-app.html"><text:span text:style-name="T45_24">developer</text:span></text:a></text:span><text:span text:style-name="T45_25"><text:a xlink:type="simple" xlink:href="https://developer.android.com/training/basics/firstapp/running-app.html"><text:span text:style-name="T45_26">.</text:span></text:a></text:span><text:span text:style-name="T45_27"><text:a xlink:type="simple" xlink:href="https://developer.android.com/training/basics/firstapp/running-app.html"><text:span text:style-name="T45_28">android</text:span></text:a></text:span><text:span text:style-name="T45_29"><text:a xlink:type="simple" xlink:href="https://developer.android.com/training/basics/firstapp/running-app.html"><text:span text:style-name="T45_30">.</text:span></text:a></text:span><text:span text:style-name="T45_31"><text:a xlink:type="simple" xlink:href="https://developer.android.com/training/basics/firstapp/running-app.html"><text:span text:style-name="T45_32">com</text:span></text:a></text:span><text:span text:style-name="T45_33"><text:a xlink:type="simple" xlink:href="https://developer.android.com/training/basics/firstapp/running-app.html"><text:span text:style-name="T45_34">/</text:span></text:a></text:span><text:span text:style-name="T45_35"><text:a xlink:type="simple" xlink:href="https://developer.android.com/training/basics/firstapp/running-app.html"><text:span text:style-name="T45_36">training</text:span></text:a></text:span><text:span text:style-name="T45_37"><text:a xlink:type="simple" xlink:href="https://developer.android.com/training/basics/firstapp/running-app.html"><text:span text:style-name="T45_38">/</text:span></text:a></text:span><text:span text:style-name="T45_39"><text:a xlink:type="simple" xlink:href="https://developer.android.com/training/basics/firstapp/running-app.html"><text:span text:style-name="T45_40">basics</text:span></text:a></text:span><text:span text:style-name="T45_41"><text:a xlink:type="simple" xlink:href="https://developer.android.com/training/basics/firstapp/running-app.html"><text:span text:style-name="T45_42">/</text:span></text:a></text:span><text:span text:style-name="T45_43"><text:a xlink:type="simple" xlink:href="https://developer.android.com/training/basics/firstapp/running-app.html"><text:span text:style-name="T45_44">firstapp</text:span></text:a></text:span><text:span text:style-name="T45_45"><text:a xlink:type="simple" xlink:href="https://developer.android.com/training/basics/firstapp/running-app.html"><text:span text:style-name="T45_46">/</text:span></text:a></text:span><text:span text:style-name="T45_47"><text:a xlink:type="simple" xlink:href="https://developer.android.com/training/basics/firstapp/running-app.html"><text:span text:style-name="T45_48">running</text:span></text:a></text:span><text:span text:style-name="T45_49"><text:a xlink:type="simple" xlink:href="https://developer.android.com/training/basics/firstapp/running-app.html"><text:span text:style-name="T45_50">-</text:span></text:a></text:span><text:span text:style-name="T45_51"><text:a xlink:type="simple" xlink:href="https://developer.android.com/training/basics/firstapp/running-app.html"><text:span text:style-name="T45_52">app</text:span></text:a></text:span><text:span text:style-name="T45_53"><text:a xlink:type="simple" xlink:href="https://developer.android.com/training/basics/firstapp/running-app.html"><text:span text:style-name="T45_54">.</text:span></text:a></text:span><text:span text:style-name="T45_55"><text:a xlink:type="simple" xlink:href="https://developer.android.com/training/basics/firstapp/running-app.html"><text:span text:style-name="T45_56">html</text:span></text:a></text:span><text:span text:style-name="T45_57">)</text:span></text:p>
        </text:list-item>
      </text:list>
      <text:p text:style-name="P46"/>
      <text:p text:style-name="P47"><text:span text:style-name="T47_1">Oct</text:span><text:span text:style-name="T47_2"><text:s/>27</text:span></text:p>
      <text:list text:style-name="LS11" xml:id="list25">
        <text:list-item>
          <text:p text:style-name="P48"><text:span text:style-name="T48_1">Max</text:span><text:span text:style-name="T48_2">:<text:s/></text:span><text:span text:style-name="T48_3">in</text:span><text:span text:style-name="T48_4"><text:s/></text:span><text:span text:style-name="T48_5">tutorials</text:span><text:span text:style-name="T48_6"><text:s/></text:span></text:p>
        </text:list-item>
      </text:list>
      <text:p text:style-name="P49"><text:span text:style-name="T49_1"><text:s/>-</text:span><text:span text:style-name="T49_2">Made</text:span><text:span text:style-name="T49_3"><text:s/></text:span><text:span text:style-name="T49_4">a</text:span><text:span text:style-name="T49_5"><text:s/></text:span><text:span text:style-name="T49_6">text</text:span><text:span text:style-name="T49_7"><text:s/></text:span><text:span text:style-name="T49_8">field</text:span><text:span text:style-name="T49_9"><text:s/></text:span><text:span text:style-name="T49_10">that</text:span><text:span text:style-name="T49_11"><text:s/></text:span><text:span text:style-name="T49_12">can</text:span><text:span text:style-name="T49_13"><text:s/></text:span><text:span text:style-name="T49_14">be</text:span><text:span text:style-name="T49_15"><text:s/></text:span><text:span text:style-name="T49_16">edited</text:span></text:p>
      <text:p text:style-name="P50"><text:span text:style-name="T50_1">-</text:span><text:span text:style-name="T50_2">Made</text:span><text:span text:style-name="T50_3"><text:s/></text:span><text:span text:style-name="T50_4">a</text:span><text:span text:style-name="T50_5"><text:s/></text:span><text:span text:style-name="T50_6">button</text:span><text:span text:style-name="T50_7"><text:s/></text:span><text:span text:style-name="T50_8">that</text:span><text:span text:style-name="T50_9"><text:s/></text:span><text:span text:style-name="T50_10">does</text:span><text:span text:style-name="T50_11"><text:s/></text:span><text:span text:style-name="T50_12">stuff</text:span><text:span text:style-name="T50_13"><text:s/></text:span><text:span text:style-name="T50_14">when</text:span><text:span text:style-name="T50_15"><text:s/></text:span><text:span text:style-name="T50_16">clicked</text:span></text:p>
      <text:p text:style-name="P51"/>
      <text:list text:style-name="LS12" xml:id="list26">
        <text:list-item>
          <text:p text:style-name="P52"><text:span text:style-name="T52_1">Auto</text:span><text:span text:style-name="T52_2"><text:s/></text:span><text:span text:style-name="T52_3">Imports</text:span><text:span text:style-name="T52_4"><text:s/>-<text:s/></text:span><text:span text:style-name="T52_5">File</text:span><text:span text:style-name="T52_6"><text:s/>-&gt;<text:s/></text:span><text:span text:style-name="T52_7">Settings</text:span><text:span text:style-name="T52_8"><text:s/>-&gt;<text:s/></text:span><text:span text:style-name="T52_9">Editor</text:span><text:span text:style-name="T52_10"><text:s/>-&gt;<text:s/></text:span><text:span text:style-name="T52_11">Auto</text:span><text:span text:style-name="T52_12"><text:s/></text:span><text:span text:style-name="T52_13">Import</text:span><text:span text:style-name="T52_14"><text:s/>-&gt;<text:s/></text:span><text:span text:style-name="T52_15">Java</text:span><text:span text:style-name="T52_16"><text:s/></text:span></text:p>
          <text:list>
            <text:list-item>
              <text:p text:style-name="P53"><text:span text:style-name="T53_1">change</text:span><text:span text:style-name="T53_2"><text:s/></text:span><text:span text:style-name="T53_3">Insert</text:span><text:span text:style-name="T53_4"><text:s/></text:span><text:span text:style-name="T53_5">imports</text:span><text:span text:style-name="T53_6"><text:s/></text:span><text:span text:style-name="T53_7">on</text:span><text:span text:style-name="T53_8"><text:s/></text:span><text:span text:style-name="T53_9">paste</text:span><text:span text:style-name="T53_10"><text:s/></text:span><text:span text:style-name="T53_11">value</text:span><text:span text:style-name="T53_12"><text:s/></text:span><text:span text:style-name="T53_13">to</text:span><text:span text:style-name="T53_14"><text:s/></text:span><text:span text:style-name="T53_15">All</text:span></text:p>
            </text:list-item>
            <text:list-item>
              <text:p text:style-name="P54"><text:span text:style-name="T54_1">markAdd</text:span><text:span text:style-name="T54_2"><text:s/></text:span><text:span text:style-name="T54_3">unambigious</text:span><text:span text:style-name="T54_4"><text:s/></text:span><text:span text:style-name="T54_5">imports</text:span><text:span text:style-name="T54_6"><text:s/></text:span><text:span text:style-name="T54_7">on</text:span><text:span text:style-name="T54_8"><text:s/></text:span><text:span text:style-name="T54_9">the</text:span><text:span text:style-name="T54_10"><text:s/></text:span><text:span text:style-name="T54_11">fly</text:span><text:span text:style-name="T54_12"><text:s/></text:span><text:span text:style-name="T54_13">option</text:span><text:span text:style-name="T54_14"><text:s/></text:span><text:span text:style-name="T54_15">as</text:span><text:span text:style-name="T54_16"><text:s/></text:span><text:span text:style-name="T54_17">checked</text:span></text:p>
            </text:list-item>
            <text:list-item>
              <text:p text:style-name="P55"><text:span text:style-name="T55_1"><text:a xlink:type="simple" xlink:href="http://stackoverflow.com/questions/16615038/what-is-the-shortcut-to-auto-import-all-in-android-studio"><text:span text:style-name="T55_2">http</text:span></text:a></text:span><text:span text:style-name="T55_3"><text:a xlink:type="simple" xlink:href="http://stackoverflow.com/questions/16615038/what-is-the-shortcut-to-auto-import-all-in-android-studio"><text:span text:style-name="T55_4">://</text:span></text:a></text:span><text:span text:style-name="T55_5"><text:a xlink:type="simple" xlink:href="http://stackoverflow.com/questions/16615038/what-is-the-shortcut-to-auto-import-all-in-android-studio"><text:span text:style-name="T55_6">stackoverflow</text:span></text:a></text:span><text:span text:style-name="T55_7"><text:a xlink:type="simple" xlink:href="http://stackoverflow.com/questions/16615038/what-is-the-shortcut-to-auto-import-all-in-android-studio"><text:span text:style-name="T55_8">.</text:span></text:a></text:span><text:span text:style-name="T55_9"><text:a xlink:type="simple" xlink:href="http://stackoverflow.com/questions/16615038/what-is-the-shortcut-to-auto-import-all-in-android-studio"><text:span text:style-name="T55_10">com</text:span></text:a></text:span><text:span text:style-name="T55_11"><text:a xlink:type="simple" xlink:href="http://stackoverflow.com/questions/16615038/what-is-the-shortcut-to-auto-import-all-in-android-studio"><text:span text:style-name="T55_12">/</text:span></text:a></text:span><text:span text:style-name="T55_13"><text:a xlink:type="simple" xlink:href="http://stackoverflow.com/questions/16615038/what-is-the-shortcut-to-auto-import-all-in-android-studio"><text:span text:style-name="T55_14">questions</text:span></text:a></text:span><text:span text:style-name="T55_15"><text:a xlink:type="simple" xlink:href="http://stackoverflow.com/questions/16615038/what-is-the-shortcut-to-auto-import-all-in-android-studio"><text:span text:style-name="T55_16">/16615038/</text:span></text:a></text:span><text:span text:style-name="T55_17"><text:a xlink:type="simple" xlink:href="http://stackoverflow.com/questions/16615038/what-is-the-shortcut-to-auto-import-all-in-android-studio"><text:span text:style-name="T55_18">what</text:span></text:a></text:span><text:span text:style-name="T55_19"><text:a xlink:type="simple" xlink:href="http://stackoverflow.com/questions/16615038/what-is-the-shortcut-to-auto-import-all-in-android-studio"><text:span text:style-name="T55_20">-</text:span></text:a></text:span><text:span text:style-name="T55_21"><text:a xlink:type="simple" xlink:href="http://stackoverflow.com/questions/16615038/what-is-the-shortcut-to-auto-import-all-in-android-studio"><text:span text:style-name="T55_22">is</text:span></text:a></text:span><text:span text:style-name="T55_23"><text:a xlink:type="simple" xlink:href="http://stackoverflow.com/questions/16615038/what-is-the-shortcut-to-auto-import-all-in-android-studio"><text:span text:style-name="T55_24">-</text:span></text:a></text:span><text:span text:style-name="T55_25"><text:a xlink:type="simple" xlink:href="http://stackoverflow.com/questions/16615038/what-is-the-shortcut-to-auto-import-all-in-android-studio"><text:span text:style-name="T55_26">the</text:span></text:a></text:span><text:span text:style-name="T55_27"><text:a xlink:type="simple" xlink:href="http://stackoverflow.com/questions/16615038/what-is-the-shortcut-to-auto-import-all-in-android-studio"><text:span text:style-name="T55_28">-</text:span></text:a></text:span><text:span text:style-name="T55_29"><text:a xlink:type="simple" xlink:href="http://stackoverflow.com/questions/16615038/what-is-the-shortcut-to-auto-import-all-in-android-studio"><text:span text:style-name="T55_30">shortcut</text:span></text:a></text:span><text:span text:style-name="T55_31"><text:a xlink:type="simple" xlink:href="http://stackoverflow.com/questions/16615038/what-is-the-shortcut-to-auto-import-all-in-android-studio"><text:span text:style-name="T55_32">-</text:span></text:a></text:span><text:span text:style-name="T55_33"><text:a xlink:type="simple" xlink:href="http://stackoverflow.com/questions/16615038/what-is-the-shortcut-to-auto-import-all-in-android-studio"><text:span text:style-name="T55_34">to</text:span></text:a></text:span><text:span text:style-name="T55_35"><text:a xlink:type="simple" xlink:href="http://stackoverflow.com/questions/16615038/what-is-the-shortcut-to-auto-import-all-in-android-studio"><text:span text:style-name="T55_36">-</text:span></text:a></text:span><text:span text:style-name="T55_37"><text:a xlink:type="simple" xlink:href="http://stackoverflow.com/questions/16615038/what-is-the-shortcut-to-auto-import-all-in-android-studio"><text:span text:style-name="T55_38">auto</text:span></text:a></text:span><text:span text:style-name="T55_39"><text:a xlink:type="simple" xlink:href="http://stackoverflow.com/questions/16615038/what-is-the-shortcut-to-auto-import-all-in-android-studio"><text:span text:style-name="T55_40">-</text:span></text:a></text:span><text:span text:style-name="T55_41"><text:a xlink:type="simple" xlink:href="http://stackoverflow.com/questions/16615038/what-is-the-shortcut-to-auto-import-all-in-android-studio"><text:span text:style-name="T55_42">import</text:span></text:a></text:span><text:span text:style-name="T55_43"><text:a xlink:type="simple" xlink:href="http://stackoverflow.com/questions/16615038/what-is-the-shortcut-to-auto-import-all-in-android-studio"><text:span text:style-name="T55_44">-</text:span></text:a></text:span><text:span text:style-name="T55_45"><text:a xlink:type="simple" xlink:href="http://stackoverflow.com/questions/16615038/what-is-the-shortcut-to-auto-import-all-in-android-studio"><text:span text:style-name="T55_46">all</text:span></text:a></text:span><text:span text:style-name="T55_47"><text:a xlink:type="simple" xlink:href="http://stackoverflow.com/questions/16615038/what-is-the-shortcut-to-auto-import-all-in-android-studio"><text:span text:style-name="T55_48">-</text:span></text:a></text:span><text:span text:style-name="T55_49"><text:a xlink:type="simple" xlink:href="http://stackoverflow.com/questions/16615038/what-is-the-shortcut-to-auto-import-all-in-android-studio"><text:span text:style-name="T55_50">in</text:span></text:a></text:span><text:span text:style-name="T55_51"><text:a xlink:type="simple" xlink:href="http://stackoverflow.com/questions/16615038/what-is-the-shortcut-to-auto-import-all-in-android-studio"><text:span text:style-name="T55_52">-</text:span></text:a></text:span><text:span text:style-name="T55_53"><text:a xlink:type="simple" xlink:href="http://stackoverflow.com/questions/16615038/what-is-the-shortcut-to-auto-import-all-in-android-studio"><text:span text:style-name="T55_54">android</text:span></text:a></text:span><text:span text:style-name="T55_55"><text:a xlink:type="simple" xlink:href="http://stackoverflow.com/questions/16615038/what-is-the-shortcut-to-auto-import-all-in-android-studio"><text:span text:style-name="T55_56">-</text:span></text:a></text:span><text:span text:style-name="T55_57"><text:a xlink:type="simple" xlink:href="http://stackoverflow.com/questions/16615038/what-is-the-shortcut-to-auto-import-all-in-android-studio"><text:span text:style-name="T55_58">studio</text:span></text:a></text:span></text:p>
            </text:list-item>
          </text:list>
        </text:list-item>
        <text:list-item>
          <text:p text:style-name="P56"><text:span text:style-name="T56_1">Grondin</text:span><text:span text:style-name="T56_2"><text:s/></text:span><text:span text:style-name="T56_3">is</text:span><text:span text:style-name="T56_4"><text:s/></text:span><text:span text:style-name="T56_5">having</text:span><text:span text:style-name="T56_6"><text:s/></text:span><text:span text:style-name="T56_7">us</text:span><text:span text:style-name="T56_8"><text:s/></text:span><text:span text:style-name="T56_9">copy</text:span><text:span text:style-name="T56_10"><text:s/></text:span><text:span text:style-name="T56_11">our</text:span><text:span text:style-name="T56_12"><text:s/></text:span><text:span text:style-name="T56_13">project</text:span><text:span text:style-name="T56_14"><text:s/></text:span><text:span text:style-name="T56_15">from</text:span><text:span text:style-name="T56_16"><text:s/></text:span><text:span text:style-name="T56_17">one</text:span><text:span text:style-name="T56_18"><text:s/></text:span><text:span text:style-name="T56_19">computer</text:span><text:span text:style-name="T56_20"><text:s/></text:span><text:span text:style-name="T56_21">to</text:span><text:span text:style-name="T56_22"><text:s/></text:span><text:span text:style-name="T56_23">another</text:span><text:span text:style-name="T56_24"><text:s/></text:span><text:span text:style-name="T56_25">to</text:span><text:span text:style-name="T56_26"><text:s/></text:span><text:span text:style-name="T56_27">see</text:span><text:span text:style-name="T56_28"><text:s/></text:span><text:span text:style-name="T56_29">how</text:span><text:span text:style-name="T56_30"><text:s/></text:span><text:span text:style-name="T56_31">it</text:span><text:span text:style-name="T56_32"><text:s/></text:span><text:span text:style-name="T56_33">works</text:span></text:p>
        </text:list-item>
        <text:list-item>
          <text:p text:style-name="P57"><text:span text:style-name="T57_1">Sean</text:span><text:span text:style-name="T57_2"><text:s/></text:span><text:span text:style-name="T57_3">fixed</text:span><text:span text:style-name="T57_4"><text:s/></text:span><text:span text:style-name="T57_5">the</text:span><text:span text:style-name="T57_6"><text:s/></text:span><text:span text:style-name="T57_7">internet</text:span></text:p>
        </text:list-item>
        <text:list-item>
          <text:p text:style-name="P58"><text:span text:style-name="T58_1">Sean</text:span><text:span text:style-name="T58_2"><text:s/></text:span><text:span text:style-name="T58_3">found</text:span><text:span text:style-name="T58_4"><text:s/></text:span><text:span text:style-name="T58_5">stuff</text:span></text:p>
        </text:list-item>
      </text:list>
      <text:p text:style-name="P59"><text:span text:style-name="T59_1">Oct</text:span><text:span text:style-name="T59_2"><text:s/>29</text:span></text:p>
      <text:list text:style-name="LS13" xml:id="list33">
        <text:list-item>
          <text:p text:style-name="P60"><text:span text:style-name="T60_1">Matt</text:span><text:span text:style-name="T60_2"><text:s/></text:span><text:span text:style-name="T60_3">is</text:span><text:span text:style-name="T60_4"><text:s/></text:span><text:span text:style-name="T60_5">making</text:span><text:span text:style-name="T60_6"><text:s/></text:span><text:span text:style-name="T60_7">images</text:span><text:span text:style-name="T60_8"><text:s/></text:span><text:span text:style-name="T60_9">for</text:span><text:span text:style-name="T60_10"><text:s/></text:span><text:span text:style-name="T60_11">buttons</text:span></text:p>
          <text:list>
            <text:list-item>
              <text:p text:style-name="P61"><text:span text:style-name="T61_1">has</text:span><text:span text:style-name="T61_2"><text:s/></text:span><text:span text:style-name="T61_3">buttons</text:span><text:span text:style-name="T61_4"><text:s/></text:span><text:span text:style-name="T61_5">on</text:span><text:span text:style-name="T61_6"><text:s/></text:span><text:span text:style-name="T61_7">the</text:span><text:span text:style-name="T61_8"><text:s/></text:span><text:span text:style-name="T61_9">screen</text:span><text:span text:style-name="T61_10"><text:s/></text:span><text:span text:style-name="T61_11">with</text:span><text:span text:style-name="T61_12"><text:s/></text:span><text:span text:style-name="T61_13">sprite</text:span></text:p>
            </text:list-item>
            <text:list-item>
              <text:p text:style-name="P62"/>
            </text:list-item>
          </text:list>
        </text:list-item>
        <text:list-item>
          <text:p text:style-name="P63"><text:span text:style-name="T63_1">Max</text:span><text:span text:style-name="T63_2"><text:s/></text:span><text:span text:style-name="T63_3">is</text:span><text:span text:style-name="T63_4"><text:s/></text:span><text:span text:style-name="T63_5">learning</text:span><text:span text:style-name="T63_6"><text:s/></text:span><text:span text:style-name="T63_7">how</text:span><text:span text:style-name="T63_8"><text:s/></text:span><text:span text:style-name="T63_9">to</text:span><text:span text:style-name="T63_10"><text:s/></text:span><text:span text:style-name="T63_11">make</text:span><text:span text:style-name="T63_12"><text:s/></text:span><text:span text:style-name="T63_13">buttons</text:span><text:span text:style-name="T63_14"><text:s/></text:span><text:span text:style-name="T63_15">do</text:span><text:span text:style-name="T63_16"><text:s/></text:span><text:span text:style-name="T63_17">things</text:span></text:p>
          <text:list>
            <text:list-item>
              <text:p text:style-name="P64"><text:span text:style-name="T64_1">Reads</text:span><text:span text:style-name="T64_2"><text:s/></text:span><text:span text:style-name="T64_3">name</text:span><text:span text:style-name="T64_4"><text:s/></text:span><text:span text:style-name="T64_5">in</text:span><text:span text:style-name="T64_6"><text:s/></text:span><text:span text:style-name="T64_7">a</text:span><text:span text:style-name="T64_8"><text:s/></text:span><text:span text:style-name="T64_9">text</text:span><text:span text:style-name="T64_10"><text:s/></text:span><text:span text:style-name="T64_11">field</text:span><text:span text:style-name="T64_12"><text:s/></text:span><text:span text:style-name="T64_13">and</text:span><text:span text:style-name="T64_14"><text:s/></text:span><text:span text:style-name="T64_15">then</text:span><text:span text:style-name="T64_16"><text:s/></text:span><text:span text:style-name="T64_17">outputs</text:span><text:span text:style-name="T64_18"><text:s/>“</text:span><text:span text:style-name="T64_19">hello</text:span><text:span text:style-name="T64_20"><text:s/>/</text:span><text:span text:style-name="T64_21">name</text:span><text:span text:style-name="T64_22">”</text:span></text:p>
            </text:list-item>
          </text:list>
        </text:list-item>
      </text:list>
      <text:p text:style-name="P65"><text:span text:style-name="T65_1">Oct</text:span><text:span text:style-name="T65_2"><text:s/>30<text:s/></text:span></text:p>
      <text:p text:style-name="P66"><text:span text:style-name="T66_1">-<text:tab/></text:span><text:span text:style-name="T66_2">Matt</text:span><text:span text:style-name="T66_3"><text:s/></text:span><text:span text:style-name="T66_4">is</text:span><text:span text:style-name="T66_5"><text:s/></text:span><text:span text:style-name="T66_6">Getting</text:span><text:span text:style-name="T66_7"><text:s/></text:span><text:span text:style-name="T66_8">the</text:span><text:span text:style-name="T66_9"><text:s/></text:span><text:span text:style-name="T66_10">buttons</text:span><text:span text:style-name="T66_11"><text:s/></text:span><text:span text:style-name="T66_12">to</text:span><text:span text:style-name="T66_13"><text:s/></text:span><text:span text:style-name="T66_14">interact</text:span><text:span text:style-name="T66_15"><text:s/></text:span><text:span text:style-name="T66_16">with</text:span><text:span text:style-name="T66_17"><text:s/></text:span><text:span text:style-name="T66_18">animations</text:span></text:p>
      <text:p text:style-name="P67"><text:span text:style-name="T67_1"><text:tab/>-<text:tab/><text:s/></text:span><text:span text:style-name="T67_2">Fixed</text:span><text:span text:style-name="T67_3"><text:s/></text:span><text:span text:style-name="T67_4">the</text:span><text:span text:style-name="T67_5"><text:s/></text:span><text:span text:style-name="T67_6">Issue</text:span><text:span text:style-name="T67_7"><text:s/></text:span><text:span text:style-name="T67_8">with</text:span><text:span text:style-name="T67_9"><text:s/>2<text:s/></text:span><text:span text:style-name="T67_10">classes</text:span><text:span text:style-name="T67_11"><text:s/></text:span><text:span text:style-name="T67_12">not</text:span><text:span text:style-name="T67_13"><text:s/></text:span><text:span text:style-name="T67_14">rendering</text:span><text:span text:style-name="T67_15"><text:s/></text:span><text:span text:style-name="T67_16">after</text:span><text:span text:style-name="T67_17"><text:s/></text:span><text:span text:style-name="T67_18">talking</text:span><text:span text:style-name="T67_19"><text:s/></text:span><text:span text:style-name="T67_20">with</text:span><text:span text:style-name="T67_21"><text:s/></text:span><text:span text:style-name="T67_22">Grondin</text:span><text:span text:style-name="T67_23"><text:s/></text:span><text:span text:style-name="T67_24">and</text:span><text:span text:style-name="T67_25"><text:s text:c="9"/></text:span><text:span text:style-name="T67_26">thinking</text:span><text:span text:style-name="T67_27"><text:s/></text:span><text:span text:style-name="T67_28">about</text:span><text:span text:style-name="T67_29"><text:s/></text:span><text:span text:style-name="T67_30">it</text:span><text:span text:style-name="T67_31"><text:s/></text:span><text:span text:style-name="T67_32">for</text:span><text:span text:style-name="T67_33"><text:s/></text:span><text:span text:style-name="T67_34">a</text:span><text:span text:style-name="T67_35"><text:s/></text:span><text:span text:style-name="T67_36">while</text:span><text:span text:style-name="T67_37"><text:s/></text:span></text:p>
      <text:p text:style-name="P68"/>
      <text:p text:style-name="P69"><text:span text:style-name="T69_1">Oct</text:span><text:span text:style-name="T69_2"><text:s/>31</text:span></text:p>
      <text:list text:style-name="LS14" xml:id="list38">
        <text:list-item>
          <text:p text:style-name="P70"><text:span text:style-name="T70_1">WIP</text:span><text:span text:style-name="T70_2"><text:s/>1<text:s/></text:span><text:span text:style-name="T70_3">is</text:span><text:span text:style-name="T70_4"><text:s/></text:span><text:span text:style-name="T70_5">due</text:span><text:span text:style-name="T70_6"><text:s/></text:span><text:span text:style-name="T70_7">today</text:span></text:p>
        </text:list-item>
        <text:list-item>
          <text:p text:style-name="P71"><text:span text:style-name="T71_1">Git</text:span><text:span text:style-name="T71_2"><text:s/></text:span><text:span text:style-name="T71_3">hub</text:span><text:span text:style-name="T71_4"><text:s/></text:span><text:span text:style-name="T71_5">is</text:span><text:span text:style-name="T71_6"><text:s/></text:span><text:span text:style-name="T71_7">dumb</text:span></text:p>
        </text:list-item>
      </text:list>
      <text:p text:style-name="P72"/>
      <text:p text:style-name="P73"><text:span text:style-name="T73_1">Nov</text:span><text:span text:style-name="T73_2"><text:s/>3<text:s/></text:span></text:p>
      <text:list text:style-name="LS15" xml:id="list40">
        <text:list-item>
          <text:p text:style-name="P74"><text:span text:style-name="T74_1">Decided</text:span><text:span text:style-name="T74_2"><text:s/></text:span><text:span text:style-name="T74_3">on</text:span><text:span text:style-name="T74_4"><text:s/></text:span><text:span text:style-name="T74_5">team</text:span><text:span text:style-name="T74_6"><text:s/></text:span><text:span text:style-name="T74_7">name</text:span><text:span text:style-name="T74_8"><text:s/></text:span><text:span text:style-name="T74_9">Taurock</text:span><text:span text:style-name="T74_10"><text:s/></text:span></text:p>
        </text:list-item>
      </text:list>
      <text:p text:style-name="P75"/>
      <text:p text:style-name="P76"><text:span text:style-name="T76_1">Nov</text:span><text:span text:style-name="T76_2"><text:s/>4<text:s/></text:span></text:p>
      <text:list text:style-name="LS16" xml:id="list41">
        <text:list-item>
          <text:p text:style-name="P77"><text:span text:style-name="T77_1">Matt</text:span></text:p>
          <text:list>
            <text:list-item>
              <text:p text:style-name="P78"><text:span text:style-name="T78_1">At</text:span><text:span text:style-name="T78_2"><text:s/></text:span><text:span text:style-name="T78_3">lunch</text:span><text:span text:style-name="T78_4"><text:s/></text:span><text:span text:style-name="T78_5">found</text:span><text:span text:style-name="T78_6"><text:s/></text:span><text:span text:style-name="T78_7">out</text:span><text:span text:style-name="T78_8"><text:s/></text:span><text:span text:style-name="T78_9">how</text:span><text:span text:style-name="T78_10"><text:s/></text:span><text:span text:style-name="T78_11">to</text:span><text:span text:style-name="T78_12"><text:s/></text:span><text:span text:style-name="T78_13">differentiate</text:span><text:span text:style-name="T78_14"><text:s/></text:span><text:span text:style-name="T78_15">from</text:span><text:span text:style-name="T78_16"><text:s/></text:span><text:span text:style-name="T78_17">button</text:span><text:span text:style-name="T78_18"><text:s/></text:span><text:span text:style-name="T78_19">pressed</text:span><text:span text:style-name="T78_20"><text:s/></text:span><text:span text:style-name="T78_21">and</text:span><text:span text:style-name="T78_22"><text:s/></text:span><text:span text:style-name="T78_23">button</text:span><text:span text:style-name="T78_24"><text:s/></text:span><text:span text:style-name="T78_25">released</text:span><text:span text:style-name="T78_26"><text:s/></text:span><text:span text:style-name="T78_27">at</text:span><text:span text:style-name="T78_28"><text:s/></text:span><text:span text:style-name="T78_29"><text:a xlink:type="simple" xlink:href="http://stackoverflow.com/questions/15731944/libgdx-why-is-my-button-not-responding-on-mouseclicks"><text:span text:style-name="T78_30">http</text:span></text:a></text:span><text:span text:style-name="T78_31"><text:a xlink:type="simple" xlink:href="http://stackoverflow.com/questions/15731944/libgdx-why-is-my-button-not-responding-on-mouseclicks"><text:span text:style-name="T78_32">://</text:span></text:a></text:span><text:span text:style-name="T78_33"><text:a xlink:type="simple" xlink:href="http://stackoverflow.com/questions/15731944/libgdx-why-is-my-button-not-responding-on-mouseclicks"><text:span text:style-name="T78_34">stackoverflow</text:span></text:a></text:span><text:span text:style-name="T78_35"><text:a xlink:type="simple" xlink:href="http://stackoverflow.com/questions/15731944/libgdx-why-is-my-button-not-responding-on-mouseclicks"><text:span text:style-name="T78_36">.</text:span></text:a></text:span><text:span text:style-name="T78_37"><text:a xlink:type="simple" xlink:href="http://stackoverflow.com/questions/15731944/libgdx-why-is-my-button-not-responding-on-mouseclicks"><text:span text:style-name="T78_38">com</text:span></text:a></text:span><text:span text:style-name="T78_39"><text:a xlink:type="simple" xlink:href="http://stackoverflow.com/questions/15731944/libgdx-why-is-my-button-not-responding-on-mouseclicks"><text:span text:style-name="T78_40">/</text:span></text:a></text:span><text:span text:style-name="T78_41"><text:a xlink:type="simple" xlink:href="http://stackoverflow.com/questions/15731944/libgdx-why-is-my-button-not-responding-on-mouseclicks"><text:span text:style-name="T78_42">questions</text:span></text:a></text:span><text:span text:style-name="T78_43"><text:a xlink:type="simple" xlink:href="http://stackoverflow.com/questions/15731944/libgdx-why-is-my-button-not-responding-on-mouseclicks"><text:span text:style-name="T78_44">/15731944/</text:span></text:a></text:span><text:span text:style-name="T78_45"><text:a xlink:type="simple" xlink:href="http://stackoverflow.com/questions/15731944/libgdx-why-is-my-button-not-responding-on-mouseclicks"><text:span text:style-name="T78_46">libgdx</text:span></text:a></text:span><text:span text:style-name="T78_47"><text:a xlink:type="simple" xlink:href="http://stackoverflow.com/questions/15731944/libgdx-why-is-my-button-not-responding-on-mouseclicks"><text:span text:style-name="T78_48">-</text:span></text:a></text:span><text:span text:style-name="T78_49"><text:a xlink:type="simple" xlink:href="http://stackoverflow.com/questions/15731944/libgdx-why-is-my-button-not-responding-on-mouseclicks"><text:span text:style-name="T78_50">why</text:span></text:a></text:span><text:span text:style-name="T78_51"><text:a xlink:type="simple" xlink:href="http://stackoverflow.com/questions/15731944/libgdx-why-is-my-button-not-responding-on-mouseclicks"><text:span text:style-name="T78_52">-</text:span></text:a></text:span><text:span text:style-name="T78_53"><text:a xlink:type="simple" xlink:href="http://stackoverflow.com/questions/15731944/libgdx-why-is-my-button-not-responding-on-mouseclicks"><text:span text:style-name="T78_54">is</text:span></text:a></text:span><text:span text:style-name="T78_55"><text:a xlink:type="simple" xlink:href="http://stackoverflow.com/questions/15731944/libgdx-why-is-my-button-not-responding-on-mouseclicks"><text:span text:style-name="T78_56">-</text:span></text:a></text:span><text:span text:style-name="T78_57"><text:a xlink:type="simple" xlink:href="http://stackoverflow.com/questions/15731944/libgdx-why-is-my-button-not-responding-on-mouseclicks"><text:span text:style-name="T78_58">my</text:span></text:a></text:span><text:span text:style-name="T78_59"><text:a xlink:type="simple" xlink:href="http://stackoverflow.com/questions/15731944/libgdx-why-is-my-button-not-responding-on-mouseclicks"><text:span text:style-name="T78_60">-</text:span></text:a></text:span><text:span text:style-name="T78_61"><text:a xlink:type="simple" xlink:href="http://stackoverflow.com/questions/15731944/libgdx-why-is-my-button-not-responding-on-mouseclicks"><text:span text:style-name="T78_62">button</text:span></text:a></text:span><text:span text:style-name="T78_63"><text:a xlink:type="simple" xlink:href="http://stackoverflow.com/questions/15731944/libgdx-why-is-my-button-not-responding-on-mouseclicks"><text:span text:style-name="T78_64">-</text:span></text:a></text:span><text:span text:style-name="T78_65"><text:a xlink:type="simple" xlink:href="http://stackoverflow.com/questions/15731944/libgdx-why-is-my-button-not-responding-on-mouseclicks"><text:span text:style-name="T78_66">not</text:span></text:a></text:span><text:span text:style-name="T78_67"><text:a xlink:type="simple" xlink:href="http://stackoverflow.com/questions/15731944/libgdx-why-is-my-button-not-responding-on-mouseclicks"><text:span text:style-name="T78_68">-</text:span></text:a></text:span><text:span text:style-name="T78_69"><text:a xlink:type="simple" xlink:href="http://stackoverflow.com/questions/15731944/libgdx-why-is-my-button-not-responding-on-mouseclicks"><text:span text:style-name="T78_70">responding</text:span></text:a></text:span><text:span text:style-name="T78_71"><text:a xlink:type="simple" xlink:href="http://stackoverflow.com/questions/15731944/libgdx-why-is-my-button-not-responding-on-mouseclicks"><text:span text:style-name="T78_72">-</text:span></text:a></text:span><text:span text:style-name="T78_73"><text:a xlink:type="simple" xlink:href="http://stackoverflow.com/questions/15731944/libgdx-why-is-my-button-not-responding-on-mouseclicks"><text:span text:style-name="T78_74">on</text:span></text:a></text:span><text:span text:style-name="T78_75"><text:a xlink:type="simple" xlink:href="http://stackoverflow.com/questions/15731944/libgdx-why-is-my-button-not-responding-on-mouseclicks"><text:span text:style-name="T78_76">-</text:span></text:a></text:span><text:span text:style-name="T78_77"><text:a xlink:type="simple" xlink:href="http://stackoverflow.com/questions/15731944/libgdx-why-is-my-button-not-responding-on-mouseclicks"><text:span text:style-name="T78_78">mouseclicks</text:span></text:a></text:span></text:p>
            </text:list-item>
          </text:list>
        </text:list-item>
        <text:list-item>
          <text:p text:style-name="P79"><text:span text:style-name="T79_1">Max</text:span><text:span text:style-name="T79_2">:</text:span></text:p>
          <text:list>
            <text:list-item>
              <text:p text:style-name="P80"><text:span text:style-name="T80_1">Finally</text:span><text:span text:style-name="T80_2"><text:s/></text:span><text:span text:style-name="T80_3">got</text:span><text:span text:style-name="T80_4"><text:s text:c="2"/></text:span><text:span text:style-name="T80_5">Tauro</text:span><text:span text:style-name="T80_6">_</text:span><text:span text:style-name="T80_7">Brock</text:span><text:span text:style-name="T80_8">_</text:span><text:span text:style-name="T80_9">Alpha</text:span><text:span text:style-name="T80_10"><text:s/></text:span><text:span text:style-name="T80_11">running</text:span><text:span text:style-name="T80_12"><text:s/></text:span><text:span text:style-name="T80_13">on</text:span><text:span text:style-name="T80_14"><text:s/></text:span><text:span text:style-name="T80_15">my</text:span><text:span text:style-name="T80_16"><text:s/></text:span><text:span text:style-name="T80_17">computer</text:span><text:span text:style-name="T80_18">,<text:s/></text:span><text:span text:style-name="T80_19">it</text:span><text:span text:style-name="T80_20"><text:s/></text:span><text:span text:style-name="T80_21">took</text:span><text:span text:style-name="T80_22"><text:s/></text:span><text:span text:style-name="T80_23">way</text:span><text:span text:style-name="T80_24"><text:s/></text:span><text:span text:style-name="T80_25">too</text:span><text:span text:style-name="T80_26"><text:s/></text:span><text:span text:style-name="T80_27">long</text:span></text:p>
              <text:list>
                <text:list-item>
                  <text:p text:style-name="P81"><text:span text:style-name="T81_1">had</text:span><text:span text:style-name="T81_2"><text:s/></text:span><text:span text:style-name="T81_3">to</text:span><text:span text:style-name="T81_4"><text:s/></text:span><text:span text:style-name="T81_5">download</text:span><text:span text:style-name="T81_6"><text:s/></text:span><text:span text:style-name="T81_7">tools</text:span><text:span text:style-name="T81_8"><text:s/></text:span><text:span text:style-name="T81_9">and</text:span><text:span text:style-name="T81_10"><text:s/></text:span><text:span text:style-name="T81_11">specify</text:span><text:span text:style-name="T81_12"><text:s/></text:span><text:span text:style-name="T81_13">the</text:span><text:span text:style-name="T81_14"><text:s/></text:span><text:span text:style-name="T81_15">SDK</text:span></text:p>
                </text:list-item>
                <text:list-item>
                  <text:p text:style-name="P82"><text:span text:style-name="T82_1">My</text:span><text:span text:style-name="T82_2"><text:s/></text:span><text:span text:style-name="T82_3">laptop</text:span><text:span text:style-name="T82_4"><text:s/></text:span><text:span text:style-name="T82_5">is</text:span><text:span text:style-name="T82_6"><text:s/></text:span><text:span text:style-name="T82_7">very</text:span><text:span text:style-name="T82_8"><text:s/></text:span><text:span text:style-name="T82_9">slow</text:span><text:span text:style-name="T82_10"><text:s/></text:span><text:span text:style-name="T82_11">so</text:span><text:span text:style-name="T82_12"><text:s/></text:span><text:span text:style-name="T82_13">it</text:span><text:span text:style-name="T82_14"><text:s/></text:span><text:span text:style-name="T82_15">took</text:span><text:span text:style-name="T82_16"><text:s/></text:span><text:span text:style-name="T82_17">a</text:span><text:span text:style-name="T82_18"><text:s/></text:span><text:span text:style-name="T82_19">while</text:span></text:p>
                </text:list-item>
              </text:list>
            </text:list-item>
          </text:list>
        </text:list-item>
      </text:list>
      <text:p text:style-name="P83"><text:span text:style-name="T83_1"><text:s/></text:span></text:p>
      <text:p text:style-name="P84"><text:span text:style-name="T84_1">Nov</text:span><text:span text:style-name="T84_2"><text:s/>6</text:span></text:p>
      <text:list text:style-name="LS17" xml:id="list47">
        <text:list-item>
          <text:p text:style-name="P85"><text:span text:style-name="T85_1">Max</text:span><text:span text:style-name="T85_2">:</text:span></text:p>
          <text:list>
            <text:list-item>
              <text:p text:style-name="P86"><text:span text:style-name="T86_1">managed</text:span><text:span text:style-name="T86_2"><text:s/></text:span><text:span text:style-name="T86_3">to</text:span><text:span text:style-name="T86_4"><text:s/></text:span><text:span text:style-name="T86_5">get</text:span><text:span text:style-name="T86_6"><text:s/></text:span><text:span text:style-name="T86_7">github</text:span><text:span text:style-name="T86_8"><text:s/></text:span><text:span text:style-name="T86_9">working</text:span><text:span text:style-name="T86_10"><text:s/></text:span><text:span text:style-name="T86_11">with</text:span><text:span text:style-name="T86_12"><text:s/></text:span><text:span text:style-name="T86_13">android</text:span><text:span text:style-name="T86_14"><text:s/></text:span><text:span text:style-name="T86_15">studio</text:span></text:p>
            </text:list-item>
            <text:list-item>
              <text:p text:style-name="P87"><text:span text:style-name="T87_1">the</text:span><text:span text:style-name="T87_2"><text:s/></text:span><text:span text:style-name="T87_3">resource</text:span><text:span text:style-name="T87_4"><text:s/></text:span><text:span text:style-name="T87_5">i</text:span><text:span text:style-name="T87_6"><text:s/></text:span><text:span text:style-name="T87_7">used</text:span><text:span text:style-name="T87_8"><text:s/>(</text:span><text:span text:style-name="T87_9">http</text:span><text:span text:style-name="T87_10">://</text:span><text:span text:style-name="T87_11">www</text:span><text:span text:style-name="T87_12">.</text:span><text:span text:style-name="T87_13">londonappdeveloper</text:span><text:span text:style-name="T87_14">.</text:span><text:span text:style-name="T87_15">com</text:span><text:span text:style-name="T87_16">/</text:span><text:span text:style-name="T87_17">how</text:span><text:span text:style-name="T87_18">-</text:span><text:span text:style-name="T87_19">to</text:span><text:span text:style-name="T87_20">-</text:span><text:span text:style-name="T87_21">use</text:span><text:span text:style-name="T87_22">-</text:span><text:span text:style-name="T87_23">git</text:span><text:span text:style-name="T87_24">-</text:span><text:span text:style-name="T87_25">hub</text:span><text:span text:style-name="T87_26">-</text:span><text:span text:style-name="T87_27">with</text:span><text:span text:style-name="T87_28">-</text:span><text:span text:style-name="T87_29">android</text:span><text:span text:style-name="T87_30">-</text:span><text:span text:style-name="T87_31">studio</text:span><text:span text:style-name="T87_32">/)<text:s/></text:span></text:p>
            </text:list-item>
          </text:list>
        </text:list-item>
        <text:list-item>
          <text:p text:style-name="P88"><text:span text:style-name="T88_1">Matt</text:span></text:p>
          <text:list>
            <text:list-item>
              <text:p text:style-name="P89"><text:span text:style-name="T89_1">Put</text:span><text:span text:style-name="T89_2"><text:s/></text:span><text:span text:style-name="T89_3">all</text:span><text:span text:style-name="T89_4"><text:s/></text:span><text:span text:style-name="T89_5">the</text:span><text:span text:style-name="T89_6"><text:s/></text:span><text:span text:style-name="T89_7">animations</text:span><text:span text:style-name="T89_8"><text:s/></text:span><text:span text:style-name="T89_9">into</text:span><text:span text:style-name="T89_10"><text:s/></text:span><text:span text:style-name="T89_11">an</text:span><text:span text:style-name="T89_12"><text:s/></text:span><text:span text:style-name="T89_13">array</text:span><text:span text:style-name="T89_14"><text:s/></text:span><text:span text:style-name="T89_15">for</text:span><text:span text:style-name="T89_16"><text:s/></text:span><text:span text:style-name="T89_17">animations</text:span></text:p>
            </text:list-item>
            <text:list-item>
              <text:p text:style-name="P90"><text:span text:style-name="T90_1">Made</text:span><text:span text:style-name="T90_2"><text:s/></text:span><text:span text:style-name="T90_3">sizing</text:span><text:span text:style-name="T90_4"><text:s/></text:span><text:span text:style-name="T90_5">relative</text:span><text:span text:style-name="T90_6"><text:s/></text:span><text:span text:style-name="T90_7">to</text:span><text:span text:style-name="T90_8"><text:s/></text:span><text:span text:style-name="T90_9">screen</text:span><text:span text:style-name="T90_10"><text:s/></text:span><text:span text:style-name="T90_11">size</text:span><text:span text:style-name="T90_12"><text:s/></text:span></text:p>
            </text:list-item>
          </text:list>
        </text:list-item>
      </text:list>
      <text:p text:style-name="P91"/>
      <text:p text:style-name="P92"/>
      <text:p text:style-name="P93"/>
      <text:p text:style-name="P94"><text:span text:style-name="T94_1">Nov</text:span><text:span text:style-name="T94_2"><text:s/>8</text:span></text:p>
      <text:list text:style-name="LS18" xml:id="list53">
        <text:list-item>
          <text:p text:style-name="P95"><text:span text:style-name="T95_1">Matt</text:span></text:p>
          <text:list>
            <text:list-item>
              <text:p text:style-name="P96"><text:span text:style-name="T96_1">Cleaned</text:span><text:span text:style-name="T96_2"><text:s/></text:span><text:span text:style-name="T96_3">up</text:span><text:span text:style-name="T96_4"><text:s/></text:span><text:span text:style-name="T96_5">the</text:span><text:span text:style-name="T96_6"><text:s/></text:span><text:span text:style-name="T96_7">way</text:span><text:span text:style-name="T96_8"><text:s/></text:span><text:span text:style-name="T96_9">animations</text:span><text:span text:style-name="T96_10"><text:s/></text:span><text:span text:style-name="T96_11">were</text:span><text:span text:style-name="T96_12"><text:s/></text:span><text:span text:style-name="T96_13">being</text:span><text:span text:style-name="T96_14"><text:s/></text:span><text:span text:style-name="T96_15">built</text:span></text:p>
            </text:list-item>
            <text:list-item>
              <text:p text:style-name="P97"><text:span text:style-name="T97_1">did</text:span><text:span text:style-name="T97_2"><text:s/></text:span><text:span text:style-name="T97_3">relative</text:span><text:span text:style-name="T97_4"><text:s/></text:span><text:span text:style-name="T97_5">sizing</text:span><text:span text:style-name="T97_6"><text:s/></text:span><text:span text:style-name="T97_7">properly</text:span><text:span text:style-name="T97_8"><text:s/></text:span></text:p>
            </text:list-item>
          </text:list>
        </text:list-item>
      </text:list>
      <text:p text:style-name="P98"><text:span text:style-name="T98_1"><text:tab/></text:span><text:span text:style-name="T98_2">Nov</text:span><text:span text:style-name="T98_3"><text:s/>9-12</text:span></text:p>
      <text:p text:style-name="P99"><text:span text:style-name="T99_1"><text:tab/>-</text:span><text:span text:style-name="T99_2">having</text:span><text:span text:style-name="T99_3"><text:s/></text:span><text:span text:style-name="T99_4">difficulty</text:span><text:span text:style-name="T99_5"><text:s/></text:span><text:span text:style-name="T99_6">with</text:span><text:span text:style-name="T99_7"><text:s/></text:span><text:span text:style-name="T99_8">git</text:span><text:span text:style-name="T99_9"><text:s/></text:span><text:span text:style-name="T99_10">hub</text:span></text:p>
      <text:p text:style-name="P100"/>
      <text:p text:style-name="P101"><text:span text:style-name="T101_1"><text:tab/></text:span><text:span text:style-name="T101_2">Nov</text:span><text:span text:style-name="T101_3"><text:s/>13</text:span></text:p>
      <text:list text:style-name="LS19" xml:id="list56">
        <text:list-item>
          <text:p text:style-name="P102"><text:span text:style-name="T102_1">Finally</text:span><text:span text:style-name="T102_2"><text:s/></text:span><text:span text:style-name="T102_3">got</text:span><text:span text:style-name="T102_4"><text:s/></text:span><text:span text:style-name="T102_5">github</text:span><text:span text:style-name="T102_6"><text:s/></text:span><text:span text:style-name="T102_7">working</text:span><text:span text:style-name="T102_8">…<text:s/></text:span><text:span text:style-name="T102_9">sort</text:span><text:span text:style-name="T102_10"><text:s/></text:span><text:span text:style-name="T102_11">of</text:span><text:span text:style-name="T102_12"><text:s/></text:span></text:p>
        </text:list-item>
      </text:list>
      <text:p text:style-name="P103"/>
      <text:p text:style-name="P104"><text:span text:style-name="T104_1"><text:s/><text:tab/></text:span><text:span text:style-name="T104_2">Nov</text:span><text:span text:style-name="T104_3">17<text:s/></text:span></text:p>
      <text:list text:style-name="LS20" xml:id="list57">
        <text:list-item>
          <text:p text:style-name="P105"><text:span text:style-name="T105_1">Matt</text:span></text:p>
          <text:list>
            <text:list-item>
              <text:p text:style-name="P106"><text:span text:style-name="T106_1">Working</text:span><text:span text:style-name="T106_2"><text:s/></text:span><text:span text:style-name="T106_3">on</text:span><text:span text:style-name="T106_4"><text:s/></text:span><text:span text:style-name="T106_5">tiled</text:span><text:span text:style-name="T106_6"><text:s/></text:span><text:span text:style-name="T106_7">map</text:span><text:span text:style-name="T106_8"><text:s/></text:span><text:span text:style-name="T106_9">editor</text:span><text:span text:style-name="T106_10"><text:s/></text:span></text:p>
            </text:list-item>
          </text:list>
        </text:list-item>
      </text:list>
      <text:p text:style-name="P107"><text:span text:style-name="T107_1"><text:tab/></text:span><text:span text:style-name="T107_2">Nov</text:span><text:span text:style-name="T107_3">18</text:span></text:p>
      <text:list text:style-name="LS21" xml:id="list59">
        <text:list-item>
          <text:p text:style-name="P108"><text:span text:style-name="T108_1">Matt</text:span></text:p>
          <text:list>
            <text:list-item>
              <text:p text:style-name="P109"><text:span text:style-name="T109_1">Working</text:span><text:span text:style-name="T109_2"><text:s/></text:span><text:span text:style-name="T109_3">on</text:span><text:span text:style-name="T109_4"><text:s/></text:span><text:span text:style-name="T109_5">implementing</text:span><text:span text:style-name="T109_6"><text:s/></text:span><text:span text:style-name="T109_7">the</text:span><text:span text:style-name="T109_8"><text:s/></text:span><text:span text:style-name="T109_9">tiled</text:span><text:span text:style-name="T109_10"><text:s/></text:span><text:span text:style-name="T109_11">map</text:span><text:span text:style-name="T109_12"><text:s/></text:span></text:p>
            </text:list-item>
          </text:list>
        </text:list-item>
      </text:list>
      <text:p text:style-name="P110"><text:span text:style-name="T110_1">Nov</text:span><text:span text:style-name="T110_2">19</text:span></text:p>
      <text:list text:style-name="LS22" xml:id="list61">
        <text:list-item>
          <text:p text:style-name="P111"><text:span text:style-name="T111_1">Matt</text:span></text:p>
          <text:list>
            <text:list-item>
              <text:p text:style-name="P112"><text:span text:style-name="T112_1">Didn</text:span><text:span text:style-name="T112_2">’</text:span><text:span text:style-name="T112_3">t</text:span><text:span text:style-name="T112_4"><text:s/></text:span><text:span text:style-name="T112_5">come</text:span><text:span text:style-name="T112_6"><text:s/></text:span><text:span text:style-name="T112_7">to</text:span><text:span text:style-name="T112_8"><text:s/></text:span><text:span text:style-name="T112_9">school</text:span><text:span text:style-name="T112_10"><text:s/></text:span><text:span text:style-name="T112_11">today</text:span><text:span text:style-name="T112_12"><text:s/></text:span><text:span text:style-name="T112_13">but</text:span><text:span text:style-name="T112_14"><text:s/></text:span><text:span text:style-name="T112_15">I</text:span><text:span text:style-name="T112_16"><text:s/></text:span><text:span text:style-name="T112_17">got</text:span><text:span text:style-name="T112_18"><text:s/></text:span><text:span text:style-name="T112_19">the</text:span><text:span text:style-name="T112_20"><text:s/></text:span><text:span text:style-name="T112_21">tiled</text:span><text:span text:style-name="T112_22"><text:s/></text:span><text:span text:style-name="T112_23">map</text:span><text:span text:style-name="T112_24"><text:s/></text:span><text:span text:style-name="T112_25">rendering</text:span><text:span text:style-name="T112_26">,<text:s/></text:span><text:span text:style-name="T112_27">character</text:span><text:span text:style-name="T112_28"><text:s/></text:span><text:span text:style-name="T112_29">movement</text:span><text:span text:style-name="T112_30"><text:s/></text:span><text:span text:style-name="T112_31">and</text:span><text:span text:style-name="T112_32"><text:s/></text:span><text:span text:style-name="T112_33">wall</text:span><text:span text:style-name="T112_34"><text:s/></text:span><text:span text:style-name="T112_35">collision</text:span><text:span text:style-name="T112_36"><text:s/></text:span><text:span text:style-name="T112_37">detection</text:span><text:span text:style-name="T112_38"><text:s/></text:span><text:span text:style-name="T112_39">working</text:span><text:span text:style-name="T112_40"><text:s/></text:span></text:p>
            </text:list-item>
          </text:list>
        </text:list-item>
      </text:list>
      <text:p text:style-name="P113"><text:span text:style-name="T113_1"><text:tab/></text:span><text:span text:style-name="T113_2">Nov</text:span><text:span text:style-name="T113_3">21</text:span></text:p>
      <text:list text:style-name="LS23" xml:id="list63">
        <text:list-item>
          <text:p text:style-name="P114"><text:span text:style-name="T114_1">Matt</text:span></text:p>
          <text:list>
            <text:list-item>
              <text:p text:style-name="P115"><text:span text:style-name="T115_1">Found</text:span><text:span text:style-name="T115_2"><text:s/></text:span><text:span text:style-name="T115_3">out</text:span><text:span text:style-name="T115_4"><text:s/></text:span><text:span text:style-name="T115_5">that</text:span><text:span text:style-name="T115_6"><text:s/></text:span><text:span text:style-name="T115_7">I</text:span><text:span text:style-name="T115_8"><text:s/></text:span><text:span text:style-name="T115_9">made</text:span><text:span text:style-name="T115_10"><text:s/></text:span><text:span text:style-name="T115_11">a</text:span><text:span text:style-name="T115_12"><text:s/></text:span><text:span text:style-name="T115_13">bit</text:span><text:span text:style-name="T115_14"><text:s/></text:span><text:span text:style-name="T115_15">off</text:span><text:span text:style-name="T115_16"><text:s/></text:span><text:span text:style-name="T115_17">a</text:span><text:span text:style-name="T115_18"><text:s/></text:span><text:span text:style-name="T115_19">mess</text:span><text:span text:style-name="T115_20"><text:s/></text:span><text:span text:style-name="T115_21">of</text:span><text:span text:style-name="T115_22"><text:s/></text:span><text:span text:style-name="T115_23">class</text:span><text:span text:style-name="T115_24"><text:s/></text:span><text:span text:style-name="T115_25">instances</text:span><text:span text:style-name="T115_26"><text:s/></text:span><text:span text:style-name="T115_27">that</text:span><text:span text:style-name="T115_28"><text:s/></text:span><text:span text:style-name="T115_29">were</text:span><text:span text:style-name="T115_30"><text:s/></text:span><text:span text:style-name="T115_31">instanced</text:span><text:span text:style-name="T115_32"><text:s/></text:span><text:span text:style-name="T115_33">but</text:span><text:span text:style-name="T115_34"><text:s/></text:span><text:span text:style-name="T115_35">referenced</text:span><text:span text:style-name="T115_36"><text:s/></text:span><text:span text:style-name="T115_37">statically</text:span><text:span text:style-name="T115_38"><text:s/></text:span><text:span text:style-name="T115_39">and</text:span><text:span text:style-name="T115_40"><text:s/></text:span><text:span text:style-name="T115_41">It</text:span><text:span text:style-name="T115_42"><text:s/></text:span><text:span text:style-name="T115_43">somehow</text:span><text:span text:style-name="T115_44"><text:s/></text:span><text:span text:style-name="T115_45">worked</text:span><text:span text:style-name="T115_46"><text:s/></text:span></text:p>
            </text:list-item>
          </text:list>
        </text:list-item>
      </text:list>
      <text:p text:style-name="P116"><text:span text:style-name="T116_1">Nov</text:span><text:span text:style-name="T116_2">23</text:span></text:p>
      <text:list text:style-name="LS24" xml:id="list65">
        <text:list-item>
          <text:p text:style-name="P117"><text:span text:style-name="T117_1">Matt</text:span></text:p>
        </text:list-item>
      </text:list>
      <text:list text:style-name="LS25" xml:id="list66">
        <text:list-item>
          <text:p text:style-name="P118"><text:span text:style-name="T118_1"><text:s/></text:span><text:span text:style-name="T118_2">Found</text:span><text:span text:style-name="T118_3"><text:s/></text:span><text:span text:style-name="T118_4">some</text:span><text:span text:style-name="T118_5"><text:s/></text:span><text:span text:style-name="T118_6">time</text:span><text:span text:style-name="T118_7"><text:s/></text:span><text:span text:style-name="T118_8">to</text:span><text:span text:style-name="T118_9"><text:s/></text:span><text:span text:style-name="T118_10">fix</text:span><text:span text:style-name="T118_11"><text:s/></text:span><text:span text:style-name="T118_12">up</text:span><text:span text:style-name="T118_13"><text:s/></text:span><text:span text:style-name="T118_14">the</text:span><text:span text:style-name="T118_15"><text:s/></text:span><text:span text:style-name="T118_16">mess</text:span><text:span text:style-name="T118_17"><text:s/></text:span><text:span text:style-name="T118_18">of</text:span><text:span text:style-name="T118_19"><text:s/></text:span><text:span text:style-name="T118_20">semi</text:span><text:span text:style-name="T118_21"><text:s/></text:span><text:span text:style-name="T118_22">static</text:span><text:span text:style-name="T118_23"><text:s/></text:span><text:span text:style-name="T118_24">classes</text:span></text:p>
        </text:list-item>
      </text:list>
      <text:p text:style-name="P119"><text:span text:style-name="T119_1"><text:tab/></text:span><text:span text:style-name="T119_2">Nov</text:span><text:span text:style-name="T119_3">24</text:span></text:p>
      <text:list text:style-name="LS26" xml:id="list67">
        <text:list-item>
          <text:p text:style-name="P120"><text:span text:style-name="T120_1">Matt</text:span></text:p>
          <text:list>
            <text:list-item>
              <text:p text:style-name="P121"><text:span text:style-name="T121_1">Tried</text:span><text:span text:style-name="T121_2"><text:s/></text:span><text:span text:style-name="T121_3">to</text:span><text:span text:style-name="T121_4"><text:s/></text:span><text:span text:style-name="T121_5">help</text:span><text:span text:style-name="T121_6"><text:s/></text:span><text:span text:style-name="T121_7">Jash</text:span><text:span text:style-name="T121_8"><text:s/></text:span><text:span text:style-name="T121_9">with</text:span><text:span text:style-name="T121_10"><text:s/></text:span><text:span text:style-name="T121_11">his</text:span><text:span text:style-name="T121_12"><text:s/></text:span><text:span text:style-name="T121_13">button</text:span><text:span text:style-name="T121_14"><text:s/></text:span><text:span text:style-name="T121_15">release</text:span><text:span text:style-name="T121_16"><text:s/></text:span><text:span text:style-name="T121_17">issues</text:span><text:span text:style-name="T121_18"><text:s/></text:span><text:span text:style-name="T121_19">but</text:span><text:span text:style-name="T121_20"><text:s/></text:span><text:span text:style-name="T121_21">I</text:span><text:span text:style-name="T121_22"><text:s/></text:span><text:span text:style-name="T121_23">couldn</text:span><text:span text:style-name="T121_24">'</text:span><text:span text:style-name="T121_25">t</text:span><text:span text:style-name="T121_26"><text:s/></text:span><text:span text:style-name="T121_27">figure</text:span><text:span text:style-name="T121_28"><text:s/></text:span><text:span text:style-name="T121_29">out</text:span><text:span text:style-name="T121_30"><text:s/></text:span><text:span text:style-name="T121_31">why</text:span><text:span text:style-name="T121_32"><text:s/></text:span><text:span text:style-name="T121_33">it</text:span><text:span text:style-name="T121_34"><text:s/></text:span><text:span text:style-name="T121_35">wasn</text:span><text:span text:style-name="T121_36">'</text:span><text:span text:style-name="T121_37">t</text:span><text:span text:style-name="T121_38"><text:s/></text:span><text:span text:style-name="T121_39">working</text:span><text:span text:style-name="T121_40"><text:s/></text:span></text:p>
            </text:list-item>
          </text:list>
        </text:list-item>
      </text:list>
      <text:p text:style-name="P122"><text:span text:style-name="T122_1">Nov</text:span><text:span text:style-name="T122_2">25</text:span></text:p>
      <text:list text:style-name="LS27" xml:id="list69">
        <text:list-item>
          <text:p text:style-name="P123"><text:span text:style-name="T123_1">Matt</text:span></text:p>
          <text:list>
            <text:list-item>
              <text:p text:style-name="P124"><text:span text:style-name="T124_1">The</text:span><text:span text:style-name="T124_2"><text:s/></text:span><text:span text:style-name="T124_3">camera</text:span><text:span text:style-name="T124_4"><text:s/></text:span><text:span text:style-name="T124_5">was</text:span><text:span text:style-name="T124_6"><text:s/></text:span><text:span text:style-name="T124_7">attached</text:span><text:span text:style-name="T124_8"><text:s/></text:span><text:span text:style-name="T124_9">to</text:span><text:span text:style-name="T124_10"><text:s/></text:span><text:span text:style-name="T124_11">the</text:span><text:span text:style-name="T124_12"><text:s/></text:span><text:span text:style-name="T124_13">map</text:span><text:span text:style-name="T124_14"><text:s/></text:span><text:span text:style-name="T124_15">which</text:span><text:span text:style-name="T124_16"><text:s/></text:span><text:span text:style-name="T124_17">might</text:span><text:span text:style-name="T124_18"><text:s/></text:span><text:span text:style-name="T124_19">have</text:span><text:span text:style-name="T124_20"><text:s/></text:span><text:span text:style-name="T124_21">been</text:span><text:span text:style-name="T124_22"><text:s/></text:span><text:span text:style-name="T124_23">a</text:span><text:span text:style-name="T124_24"><text:s/></text:span><text:span text:style-name="T124_25">problem</text:span><text:span text:style-name="T124_26"><text:s/></text:span><text:span text:style-name="T124_27">if</text:span><text:span text:style-name="T124_28"><text:s/></text:span><text:span text:style-name="T124_29">i</text:span><text:span text:style-name="T124_30"><text:s/></text:span><text:span text:style-name="T124_31">wanted</text:span><text:span text:style-name="T124_32"><text:s/></text:span><text:span text:style-name="T124_33">to</text:span><text:span text:style-name="T124_34"><text:s/></text:span><text:span text:style-name="T124_35">change</text:span><text:span text:style-name="T124_36"><text:s/></text:span><text:span text:style-name="T124_37">out</text:span><text:span text:style-name="T124_38"><text:s/></text:span><text:span text:style-name="T124_39">the</text:span><text:span text:style-name="T124_40"><text:s/></text:span><text:span text:style-name="T124_41">map</text:span><text:span text:style-name="T124_42">,<text:s/></text:span><text:span text:style-name="T124_43">so</text:span><text:span text:style-name="T124_44"><text:s/></text:span><text:span text:style-name="T124_45">I</text:span><text:span text:style-name="T124_46"><text:s/></text:span><text:span text:style-name="T124_47">made</text:span><text:span text:style-name="T124_48"><text:s/></text:span><text:span text:style-name="T124_49">the</text:span><text:span text:style-name="T124_50"><text:s/></text:span><text:span text:style-name="T124_51">camera</text:span><text:span text:style-name="T124_52"><text:s/></text:span><text:span text:style-name="T124_53">attached</text:span><text:span text:style-name="T124_54"><text:s/></text:span><text:span text:style-name="T124_55">to</text:span><text:span text:style-name="T124_56"><text:s/></text:span><text:span text:style-name="T124_57">the</text:span><text:span text:style-name="T124_58"><text:s/></text:span><text:span text:style-name="T124_59">main</text:span><text:span text:style-name="T124_60"><text:s/></text:span><text:span text:style-name="T124_61">character</text:span></text:p>
            </text:list-item>
          </text:list>
        </text:list-item>
      </text:list>
      <text:p text:style-name="P125"><text:span text:style-name="T125_1">Nov</text:span><text:span text:style-name="T125_2">26</text:span></text:p>
      <text:list text:style-name="LS28" xml:id="list71">
        <text:list-item>
          <text:p text:style-name="P126"><text:span text:style-name="T126_1">Matt</text:span></text:p>
          <text:list>
            <text:list-item>
              <text:p text:style-name="P127"><text:span text:style-name="T127_1">Made</text:span><text:span text:style-name="T127_2"><text:s/></text:span><text:span text:style-name="T127_3">the</text:span><text:span text:style-name="T127_4"><text:s/></text:span><text:span text:style-name="T127_5">collision</text:span><text:span text:style-name="T127_6"><text:s/></text:span><text:span text:style-name="T127_7">detection</text:span><text:span text:style-name="T127_8"><text:s/></text:span><text:span text:style-name="T127_9">more</text:span><text:span text:style-name="T127_10"><text:s/></text:span><text:span text:style-name="T127_11">efficient</text:span><text:span text:style-name="T127_12"><text:s/></text:span><text:span text:style-name="T127_13">and</text:span><text:span text:style-name="T127_14"><text:s/></text:span><text:span text:style-name="T127_15">more</text:span><text:span text:style-name="T127_16"><text:s/></text:span><text:span text:style-name="T127_17">scalable</text:span><text:span text:style-name="T127_18"><text:s text:c="2"/></text:span></text:p>
            </text:list-item>
            <text:list-item>
              <text:p text:style-name="P128"><text:span text:style-name="T128_1">Implemented</text:span><text:span text:style-name="T128_2"><text:s/></text:span><text:span text:style-name="T128_3">multi</text:span><text:span text:style-name="T128_4">-</text:span><text:span text:style-name="T128_5">layer</text:span><text:span text:style-name="T128_6"><text:s/></text:span><text:span text:style-name="T128_7">collision</text:span><text:span text:style-name="T128_8"><text:s/></text:span><text:span text:style-name="T128_9">detection</text:span><text:span text:style-name="T128_10"><text:s/></text:span></text:p>
            </text:list-item>
          </text:list>
        </text:list-item>
      </text:list>
      <text:p text:style-name="P129"/>
      <text:p text:style-name="P130"><text:span text:style-name="T130_1"><text:tab/></text:span><text:span text:style-name="T130_2">Nov</text:span><text:span text:style-name="T130_3">27</text:span></text:p>
      <text:list text:style-name="LS29" xml:id="list74">
        <text:list-item>
          <text:p text:style-name="P131"><text:span text:style-name="T131_1">Matt</text:span></text:p>
          <text:list>
            <text:list-item>
              <text:p text:style-name="P132"><text:span text:style-name="T132_1">Implemented</text:span><text:span text:style-name="T132_2"><text:s/></text:span><text:span text:style-name="T132_3">map</text:span><text:span text:style-name="T132_4"><text:s/></text:span><text:span text:style-name="T132_5">swapping</text:span><text:span text:style-name="T132_6">,<text:s/></text:span><text:span text:style-name="T132_7">It</text:span><text:span text:style-name="T132_8"><text:s/></text:span><text:span text:style-name="T132_9">was</text:span><text:span text:style-name="T132_10"><text:s/></text:span><text:span text:style-name="T132_11">painful</text:span><text:span text:style-name="T132_12">.<text:s text:c="2"/></text:span></text:p>
            </text:list-item>
          </text:list>
        </text:list-item>
      </text:list>
      <text:p text:style-name="P133"><text:span text:style-name="T133_1">Dec</text:span><text:span text:style-name="T133_2">1</text:span></text:p>
      <text:list text:style-name="LS30" xml:id="list76">
        <text:list-item>
          <text:p text:style-name="P134"><text:span text:style-name="T134_1">Matt</text:span></text:p>
          <text:list>
            <text:list-item>
              <text:p text:style-name="P135"><text:span text:style-name="T135_1">The</text:span><text:span text:style-name="T135_2"><text:s/></text:span><text:span text:style-name="T135_3">weekend</text:span><text:span text:style-name="T135_4"><text:s/></text:span><text:span text:style-name="T135_5">sucked</text:span><text:span text:style-name="T135_6"><text:s/></text:span><text:span text:style-name="T135_7">I</text:span><text:span text:style-name="T135_8"><text:s/></text:span><text:span text:style-name="T135_9">didn</text:span><text:span text:style-name="T135_10">’</text:span><text:span text:style-name="T135_11">t</text:span><text:span text:style-name="T135_12"><text:s/></text:span><text:span text:style-name="T135_13">find</text:span><text:span text:style-name="T135_14"><text:s/></text:span><text:span text:style-name="T135_15">the</text:span><text:span text:style-name="T135_16"><text:s/></text:span><text:span text:style-name="T135_17">reason</text:span><text:span text:style-name="T135_18"><text:s/></text:span><text:span text:style-name="T135_19">it</text:span><text:span text:style-name="T135_20"><text:s/></text:span><text:span text:style-name="T135_21">was</text:span><text:span text:style-name="T135_22"><text:s/></text:span><text:span text:style-name="T135_23">only</text:span><text:span text:style-name="T135_24"><text:s/></text:span><text:span text:style-name="T135_25">working</text:span><text:span text:style-name="T135_26"><text:s/></text:span><text:span text:style-name="T135_27">on</text:span><text:span text:style-name="T135_28"><text:s/></text:span><text:span text:style-name="T135_29">my</text:span><text:span text:style-name="T135_30"><text:s/></text:span><text:span text:style-name="T135_31">laptop</text:span></text:p>
            </text:list-item>
            <text:list-item>
              <text:p text:style-name="P136"><text:span text:style-name="T136_1">The</text:span><text:span text:style-name="T136_2"><text:s/></text:span><text:span text:style-name="T136_3">reason</text:span><text:span text:style-name="T136_4"><text:s/></text:span><text:span text:style-name="T136_5">it</text:span><text:span text:style-name="T136_6"><text:s/></text:span><text:span text:style-name="T136_7">wasn</text:span><text:span text:style-name="T136_8">’</text:span><text:span text:style-name="T136_9">t</text:span><text:span text:style-name="T136_10"><text:s/></text:span><text:span text:style-name="T136_11">working</text:span><text:span text:style-name="T136_12"><text:s/></text:span><text:span text:style-name="T136_13">was</text:span><text:span text:style-name="T136_14"><text:s/></text:span><text:span text:style-name="T136_15">because</text:span><text:span text:style-name="T136_16"><text:s/></text:span><text:span text:style-name="T136_17">I</text:span><text:span text:style-name="T136_18"><text:s/></text:span><text:span text:style-name="T136_19">wasn</text:span><text:span text:style-name="T136_20">'</text:span><text:span text:style-name="T136_21">t</text:span><text:span text:style-name="T136_22"><text:s/></text:span><text:span text:style-name="T136_23">scaling</text:span><text:span text:style-name="T136_24"><text:s/></text:span><text:span text:style-name="T136_25">the</text:span><text:span text:style-name="T136_26"><text:s/></text:span><text:span text:style-name="T136_27">spawn</text:span><text:span text:style-name="T136_28"><text:s/></text:span><text:span text:style-name="T136_29">location</text:span><text:span text:style-name="T136_30"><text:s text:c="2"/></text:span></text:p>
            </text:list-item>
          </text:list>
        </text:list-item>
      </text:list>
      <text:p text:style-name="P137"><text:span text:style-name="T137_1">Dec</text:span><text:span text:style-name="T137_2">2</text:span></text:p>
      <text:list text:style-name="LS31" xml:id="list79">
        <text:list-item>
          <text:p text:style-name="P138"><text:span text:style-name="T138_1">Trying</text:span><text:span text:style-name="T138_2"><text:s/></text:span><text:span text:style-name="T138_3">to</text:span><text:span text:style-name="T138_4"><text:s/></text:span><text:span text:style-name="T138_5">add</text:span><text:span text:style-name="T138_6"><text:s/></text:span><text:span text:style-name="T138_7">fire</text:span><text:span text:style-name="T138_8"><text:s/></text:span><text:span text:style-name="T138_9">balls</text:span><text:span text:style-name="T138_10"><text:s/></text:span></text:p>
        </text:list-item>
      </text:list>
      <text:p text:style-name="P139"/>
      <text:p text:style-name="P140"><text:span text:style-name="T140_1"><text:tab/></text:span><text:span text:style-name="T140_2">Dec</text:span><text:span text:style-name="T140_3">5</text:span></text:p>
      <text:list text:style-name="LS32" xml:id="list80">
        <text:list-item>
          <text:p text:style-name="P141"><text:span text:style-name="T141_1">Matt</text:span></text:p>
          <text:list>
            <text:list-item>
              <text:p text:style-name="P142"><text:span text:style-name="T142_1">setProjectionMatrix</text:span><text:span text:style-name="T142_2"><text:s/></text:span><text:span text:style-name="T142_3">is</text:span><text:span text:style-name="T142_4"><text:s/></text:span><text:span text:style-name="T142_5">busting</text:span><text:span text:style-name="T142_6"><text:s/></text:span><text:span text:style-name="T142_7">my</text:span><text:span text:style-name="T142_8"><text:s/></text:span><text:span text:style-name="T142_9">balls</text:span><text:span text:style-name="T142_10"><text:s/></text:span><text:span text:style-name="T142_11">right</text:span><text:span text:style-name="T142_12"><text:s/></text:span><text:span text:style-name="T142_13">now</text:span><text:span text:style-name="T142_14"><text:s/></text:span></text:p>
            </text:list-item>
            <text:list-item>
              <text:p text:style-name="P143"><text:span text:style-name="T143_1">I</text:span><text:span text:style-name="T143_2"><text:s/></text:span><text:span text:style-name="T143_3">lied</text:span><text:span text:style-name="T143_4"><text:s/></text:span><text:span text:style-name="T143_5">Wehan</text:span><text:span text:style-name="T143_6"><text:s/></text:span><text:span text:style-name="T143_7">saved</text:span><text:span text:style-name="T143_8"><text:s/></text:span><text:span text:style-name="T143_9">me</text:span><text:span text:style-name="T143_10"><text:s/></text:span></text:p>
            </text:list-item>
          </text:list>
        </text:list-item>
      </text:list>
      <text:p text:style-name="P144"><text:span text:style-name="T144_1">Dec</text:span><text:span text:style-name="T144_2">15</text:span></text:p>
      <text:list text:style-name="LS33" xml:id="list83">
        <text:list-item>
          <text:p text:style-name="P145"><text:span text:style-name="T145_1">So</text:span><text:span text:style-name="T145_2"><text:s/></text:span><text:span text:style-name="T145_3">uh</text:span><text:span text:style-name="T145_4"><text:s/></text:span><text:span text:style-name="T145_5">I</text:span><text:span text:style-name="T145_6"><text:s/></text:span><text:span text:style-name="T145_7">forgot</text:span><text:span text:style-name="T145_8"><text:s/></text:span><text:span text:style-name="T145_9">about</text:span><text:span text:style-name="T145_10"><text:s/></text:span><text:span text:style-name="T145_11">this</text:span><text:span text:style-name="T145_12"><text:s/></text:span><text:span text:style-name="T145_13">for</text:span><text:span text:style-name="T145_14"><text:s/></text:span><text:span text:style-name="T145_15">a</text:span><text:span text:style-name="T145_16"><text:s/></text:span><text:span text:style-name="T145_17">while</text:span><text:span text:style-name="T145_18"><text:s/></text:span><text:span text:style-name="T145_19">sorry</text:span></text:p>
        </text:list-item>
        <text:list-item>
          <text:p text:style-name="P146"><text:span text:style-name="T146_1">not</text:span><text:span text:style-name="T146_2"><text:s/></text:span><text:span text:style-name="T146_3">much</text:span><text:span text:style-name="T146_4"><text:s/></text:span><text:span text:style-name="T146_5">has</text:span><text:span text:style-name="T146_6"><text:s/></text:span><text:span text:style-name="T146_7">changed</text:span><text:span text:style-name="T146_8"><text:s/></text:span></text:p>
        </text:list-item>
        <text:list-item>
          <text:p text:style-name="P147"><text:span text:style-name="T147_1">I</text:span><text:span text:style-name="T147_2"><text:s/></text:span><text:span text:style-name="T147_3">made</text:span><text:span text:style-name="T147_4"><text:s/></text:span><text:span text:style-name="T147_5">some</text:span><text:span text:style-name="T147_6"><text:s/></text:span><text:span text:style-name="T147_7">maps</text:span><text:span text:style-name="T147_8"><text:s/></text:span></text:p>
        </text:list-item>
        <text:list-item>
          <text:p text:style-name="P148"><text:span text:style-name="T148_1">made</text:span><text:span text:style-name="T148_2"><text:s/></text:span><text:span text:style-name="T148_3">a</text:span><text:span text:style-name="T148_4"><text:s/></text:span><text:span text:style-name="T148_5">wip</text:span><text:span text:style-name="T148_6"><text:s/></text:span></text:p>
        </text:list-item>
      </text:list>
      <text:p text:style-name="P149"/>
      <text:p text:style-name="P150"/>
      <text:p text:style-name="P151"/>
      <text:p text:style-name="P152"/>
      <text:p text:style-name="P153"><text:span text:style-name="T153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bullet text:bullet-char="-" text:style-name="List1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-" text:style-name="List1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-" text:style-name="List1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bullet text:bullet-char="-" text:style-name="List2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bullet text:bullet-char="-" text:style-name="List2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bullet text:bullet-char="-" text:style-name="List2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-" text:style-name="List2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bullet text:bullet-char="-" text:style-name="List2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-" text:style-name="List25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-" text:style-name="List25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-" text:style-name="List25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-" text:style-name="List25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-" text:style-name="List25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-" text:style-name="List25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-" text:style-name="List25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-" text:style-name="List25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-" text:style-name="List25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bullet text:bullet-char="-" text:style-name="List2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-" text:style-name="List2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-" text:style-name="List2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bullet text:bullet-char="-" text:style-name="List29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9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9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9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9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9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9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9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9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list-style style:name="LS30">
      <text:list-level-style-bullet text:bullet-char="-" text:style-name="List3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text:list-style style:name="LS31">
      <text:list-level-style-bullet text:bullet-char="-" text:style-name="List3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text:list-style style:name="LS32">
      <text:list-level-style-bullet text:bullet-char="-" text:style-name="List3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text:list-style style:name="LS33">
      <text:list-level-style-bullet text:bullet-char="-" text:style-name="List3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3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